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8.49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5.77mm"/>
    </style:style>
    <style:style style:name="ro1" style:family="table-row">
      <style:table-row-properties style:row-height="10.23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.33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11.27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Result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text-shadow="none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Result" style:data-style-name="N115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text-shadow="none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fo:background-color="transparent"/>
    </style:style>
    <style:style style:name="ce11" style:family="table-cell" style:parent-style-name="Default" style:data-style-name="N0"/>
    <style:style style:name="ce12" style:family="table-cell" style:parent-style-name="Saisie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Liberation Serif1" fo:font-size="12pt"/>
    </style:style>
    <style:style style:name="ce13" style:family="table-cell" style:parent-style-name="Default" style:data-style-name="N37"/>
    <style:style style:name="ce14" style:family="table-cell" style:parent-style-name="Saisie" style:data-style-name="N115">
      <style:table-cell-properties style:text-align-source="fix" style:repeat-content="false" fo:border="0.06pt solid #000000"/>
      <style:paragraph-properties fo:text-align="center" fo:margin-left="0mm"/>
      <style:text-properties style:font-name="Liberation Serif1" fo:font-size="12pt"/>
    </style:style>
    <style:style style:name="ce15" style:family="table-cell" style:parent-style-name="Res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Result" style:data-style-name="N10"/>
    <style:style style:name="ce17" style:family="table-cell" style:parent-style-name="Result" style:data-style-name="N116"/>
    <style:style style:name="ce18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19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20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21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Table_20_du_20_pilote_20_-_20_Valeur" style:data-style-name="N0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</style:style>
    <style:style style:name="ce25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</style:style>
    <style:style style:name="ce27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Table_20_du_20_pilote_20_-_20_Valeur" style:data-style-name="N116">
      <style:table-cell-properties fo:border-bottom="none" fo:border-left="0.99pt solid #000000" fo:border-right="none" fo:border-top="0.99pt solid #000000"/>
    </style:style>
    <style:style style:name="ce32" style:family="table-cell" style:parent-style-name="Table_20_du_20_pilote_20_-_20_Valeur" style:data-style-name="N116">
      <style:table-cell-properties fo:border-bottom="none" fo:border-left="0.99pt solid #000000" fo:border-right="none" fo:border-top="none"/>
    </style:style>
    <style:style style:name="ce33" style:family="table-cell" style:parent-style-name="Table_20_du_20_pilote_20_-_20_Valeur" style:data-style-name="N116">
      <style:table-cell-properties fo:border-bottom="0.99pt solid #000000" fo:border-left="0.99pt solid #000000" fo:border-right="none" fo:border-top="none"/>
    </style:style>
    <style:style style:name="ce34" style:family="table-cell" style:parent-style-name="Table_20_du_20_pilote_20_-_20_Résultat" style:data-style-name="N116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Table_20_du_20_pilote_20_-_20_Coin">
      <style:table-cell-properties fo:border-bottom="0.99pt solid #000000" fo:border-left="none" fo:border-right="none" fo:border-top="2.01pt solid #000000"/>
    </style:style>
    <style:style style:name="ce36" style:family="table-cell" style:parent-style-name="Table_20_du_20_pilote_20_-_20_Catégorie" style:data-style-name="N0">
      <style:table-cell-properties fo:border-bottom="0.99pt solid #000000" fo:border-left="none" fo:border-right="none" fo:border-top="none"/>
    </style:style>
    <style:style style:name="ce37" style:family="table-cell" style:parent-style-name="Table_20_du_20_pilote_20_-_20_Valeur" style:data-style-name="N116">
      <style:table-cell-properties fo:border-bottom="none" fo:border-left="none" fo:border-right="0.99pt solid #000000" fo:border-top="0.99pt solid #000000"/>
    </style:style>
    <style:style style:name="ce38" style:family="table-cell" style:parent-style-name="Table_20_du_20_pilote_20_-_20_Valeur" style:data-style-name="N116">
      <style:table-cell-properties fo:border-bottom="none" fo:border-left="none" fo:border-right="0.99pt solid #000000" fo:border-top="none"/>
    </style:style>
    <style:style style:name="ce39" style:family="table-cell" style:parent-style-name="Table_20_du_20_pilote_20_-_20_Valeur">
      <style:table-cell-properties fo:border-bottom="0.99pt solid #000000" fo:border-left="none" fo:border-right="0.99pt solid #000000" fo:border-top="none"/>
    </style:style>
    <style:style style:name="ce40" style:family="table-cell" style:parent-style-name="Table_20_du_20_pilote_20_-_20_Résultat" style:data-style-name="N116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Table_20_du_20_pilote_20_-_20_Titre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Table_20_du_20_pilote_20_-_20_Résultat" style:data-style-name="N116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Table_20_du_20_pilote_20_-_20_Résultat" style:data-style-name="N116">
      <style:table-cell-properties fo:border-bottom="none" fo:border-left="0.99pt solid #000000" fo:border-right="2.01pt solid #000000" fo:border-top="none"/>
    </style:style>
    <style:style style:name="ce45" style:family="table-cell" style:parent-style-name="Table_20_du_20_pilote_20_-_20_Résultat" style:data-style-name="N116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Table_20_du_20_pilote_20_-_20_Résultat" style:data-style-name="N116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dhésions2016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2"/>
        <table:table-column table:style-name="co5" table:default-cell-style-name="ce14"/>
        <table:table-column table:style-name="co5" table:number-columns-repeated="2" table:default-cell-style-name="ce15"/>
        <table:table-column table:style-name="co5" table:default-cell-style-name="ce16"/>
        <table:table-column table:style-name="co5" table:number-columns-repeated="2" table:default-cell-style-name="ce17"/>
        <table:table-row table:style-name="ro1">
          <table:table-cell table:style-name="Titre_20_principal" office:value-type="string" calcext:value-type="string" table:number-columns-spanned="10" table:number-rows-spanned="1">
            <text:p>Gestion des cotisations – association sportive de Moulins</text:p>
          </table:table-cell>
          <table:covered-table-cell table:number-columns-repeated="9" table:style-name="Titre_20_principal"/>
        </table:table-row>
        <table:table-row table:style-name="ro2">
          <table:table-cell table:style-name="ce1" office:value-type="string" calcext:value-type="string">
            <text:p>Année</text:p>
          </table:table-cell>
          <table:table-cell table:style-name="ce4" office:value-type="float" office:value="2016" calcext:value-type="float">
            <text:p>2016</text:p>
          </table:table-cell>
          <table:table-cell table:style-name="ce8"/>
          <table:table-cell table:style-name="ce10"/>
          <table:table-cell table:style-name="ce13"/>
          <table:table-cell table:style-name="Default" table:number-columns-repeated="5"/>
        </table:table-row>
        <table:table-row table:style-name="ro3">
          <table:table-cell table:style-name="ce1" office:value-type="string" calcext:value-type="string">
            <text:p>Base de cotisation</text:p>
          </table:table-cell>
          <table:table-cell table:style-name="ce4" office:value-type="float" office:value="120" calcext:value-type="float">
            <text:p>120</text:p>
          </table:table-cell>
          <table:table-cell table:style-name="ce8"/>
          <table:table-cell table:style-name="ce10"/>
          <table:table-cell table:style-name="ce13"/>
          <table:table-cell table:style-name="Explications" office:value-type="string" calcext:value-type="string">
            <text:p>Exemple de classeur avec 3 feuilles, une liste</text:p>
          </table:table-cell>
          <table:table-cell table:style-name="Default" table:number-columns-repeated="4"/>
        </table:table-row>
        <table:table-row table:style-name="ro4">
          <table:table-cell table:style-name="ce2"/>
          <table:table-cell table:style-name="Default" table:number-columns-repeated="3"/>
          <table:table-cell table:style-name="ce13"/>
          <table:table-cell table:style-name="Explications" office:value-type="string" calcext:value-type="string">
            <text:p>La liste commence à la ligne 14, les entêtes sont en ligne 13, des paramètres (sur fond gris) se trouvent dans les lignes de 2 à 8</text:p>
          </table:table-cell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limites d'âg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Default"/>
          <table:table-cell table:style-name="Explications" office:value-type="string" calcext:value-type="string">
            <text:p>Quelques synthèses sont calculées en lignes 9 à 11</text:p>
          </table:table-cell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tranche d'âge</text:p>
          </table:table-cell>
          <table:table-cell table:style-name="ce5" office:value-type="string" calcext:value-type="string">
            <text:p>junior</text:p>
          </table:table-cell>
          <table:table-cell table:style-name="ce5" office:value-type="string" calcext:value-type="string">
            <text:p>adulte</text:p>
          </table:table-cell>
          <table:table-cell table:style-name="ce5" office:value-type="string" calcext:value-type="string">
            <text:p>senior</text:p>
          </table:table-cell>
          <table:table-cell table:style-name="Default"/>
          <table:table-cell table:style-name="Explications"/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% réduction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,2</text:p>
          </table:table-cell>
          <table:table-cell table:style-name="Default"/>
          <table:table-cell table:style-name="Instructions" office:value-type="string" calcext:value-type="string">
            <text:p>Modifiez les valeurs des paramètres et regardez l’effet sur la synthèse et les valeurs calculées (en orangé)</text:p>
          </table:table-cell>
          <table:table-cell table:style-name="Default" table:number-columns-repeated="4"/>
        </table:table-row>
        <table:table-row table:style-name="ro4">
          <table:table-cell table:style-name="ce2"/>
          <table:table-cell table:style-name="Default" table:number-columns-repeated="4"/>
          <table:table-cell table:style-name="Instructions" office:value-type="string" calcext:value-type="string">
            <text:p>Regardez comme pour le traitement de textes la définition des styles et modifiez le style des entêtes en modifiant la couleur de fond</text:p>
          </table:table-cell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Nombre d'adhérents</text:p>
          </table:table-cell>
          <table:table-cell table:style-name="ce6" table:formula="of:=COUNTA([.A14:.A110])" office:value-type="float" office:value="97" calcext:value-type="float">
            <text:p>97</text:p>
          </table:table-cell>
          <table:table-cell table:style-name="ce8"/>
          <table:table-cell table:style-name="ce11"/>
          <table:table-cell table:style-name="Default"/>
          <table:table-cell table:style-name="Instructions" office:value-type="string" calcext:value-type="string">
            <text:p>Cliquez sur l’onglet Répartition par âge et suivez les instructions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Montant des cotisations</text:p>
          </table:table-cell>
          <table:table-cell table:style-name="ce7" table:formula="of:=SUM([.I14:.I110])" office:value-type="currency" office:currency="EUR" office:value="10248" calcext:value-type="currency">
            <text:p>10 248 €</text:p>
          </table:table-cell>
          <table:table-cell table:style-name="ce8"/>
          <table:table-cell table:style-name="ce11"/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Montant perçu</text:p>
          </table:table-cell>
          <table:table-cell table:style-name="ce7" table:formula="of:=SUM([.E14:.E110])" office:value-type="currency" office:currency="EUR" office:value="9012" calcext:value-type="currency">
            <text:p>9 012 €</text:p>
          </table:table-cell>
          <table:table-cell table:style-name="ce8"/>
          <table:table-cell table:style-name="ce11"/>
          <table:table-cell table:style-name="Default" table:number-columns-repeated="6"/>
        </table:table-row>
        <table:table-row table:style-name="ro5">
          <table:table-cell table:style-name="Default" table:number-columns-repeated="3"/>
          <table:table-cell table:style-name="ce11" table:number-columns-repeated="2"/>
          <table:table-cell table:style-name="Default" table:number-columns-repeated="5"/>
        </table:table-row>
        <table:table-row table:style-name="ro6">
          <table:table-cell table:style-name="Entête" office:value-type="string" calcext:value-type="string">
            <text:p>Nom</text:p>
          </table:table-cell>
          <table:table-cell table:style-name="Entête" office:value-type="string" calcext:value-type="string">
            <text:p>Prénom</text:p>
          </table:table-cell>
          <table:table-cell table:style-name="Entête" office:value-type="string" calcext:value-type="string">
            <text:p>Sexe</text:p>
          </table:table-cell>
          <table:table-cell table:style-name="Entête" office:value-type="string" calcext:value-type="string">
            <text:p>Date de naissance</text:p>
          </table:table-cell>
          <table:table-cell table:style-name="Entête" office:value-type="string" calcext:value-type="string">
            <text:p>réglé</text:p>
          </table:table-cell>
          <table:table-cell table:style-name="Entête" office:value-type="string" calcext:value-type="string">
            <text:p>âge</text:p>
          </table:table-cell>
          <table:table-cell table:style-name="Entête" office:value-type="string" calcext:value-type="string">
            <text:p>tranche d'âge</text:p>
          </table:table-cell>
          <table:table-cell table:style-name="Entête" office:value-type="string" calcext:value-type="string">
            <text:p>réduction</text:p>
          </table:table-cell>
          <table:table-cell table:style-name="Entête" office:value-type="string" calcext:value-type="string">
            <text:p>cotisation</text:p>
          </table:table-cell>
          <table:table-cell table:style-name="Entête" office:value-type="string" calcext:value-type="string">
            <text:p>reste dû</text:p>
          </table:table-cell>
        </table:table-row>
        <table:table-row table:style-name="ro3">
          <table:table-cell office:value-type="string" calcext:value-type="string">
            <text:p>O'Faringite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</text:p>
          </table:table-cell>
          <table:table-cell office:value-type="date" office:date-value="1971-03-27" calcext:value-type="date">
            <text:p>27/03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4])" office:value-type="float" office:value="45" calcext:value-type="float">
            <text:p>45</text:p>
          </table:table-cell>
          <table:table-cell table:formula="of:=IF([.F14]&lt;[.$B$5];[.$B$6];IF([.F14]&lt;[.$C$5];[.$C$6];[.$D$6]))" office:value-type="string" office:string-value="adulte" calcext:value-type="string">
            <text:p>adulte</text:p>
          </table:table-cell>
          <table:table-cell table:formula="of:=IF([.F14]&lt;[.$B$5];[.$B$7];IF([.F14]&lt;[.$C$5];[.$C$7];[.$D$7]))" office:value-type="percentage" office:value="0" calcext:value-type="percentage">
            <text:p>0%</text:p>
          </table:table-cell>
          <table:table-cell table:formula="of:=(1-[.H14])*[.$B$3]" office:value-type="currency" office:currency="EUR" office:value="120" calcext:value-type="currency">
            <text:p>120,00 €</text:p>
          </table:table-cell>
          <table:table-cell table:formula="of:=[.I14]-[.E14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Possibl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5-08-30" calcext:value-type="date">
            <text:p>30/08/9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5])" office:value-type="float" office:value="21" calcext:value-type="float">
            <text:p>21</text:p>
          </table:table-cell>
          <table:table-cell table:formula="of:=IF([.F15]&lt;[.$B$5];[.$B$6];IF([.F15]&lt;[.$C$5];[.$C$6];[.$D$6]))" office:value-type="string" office:string-value="junior" calcext:value-type="string">
            <text:p>junior</text:p>
          </table:table-cell>
          <table:table-cell table:formula="of:=IF([.F15]&lt;[.$B$5];[.$B$7];IF([.F15]&lt;[.$C$5];[.$C$7];[.$D$7]))" office:value-type="percentage" office:value="0.4" calcext:value-type="percentage">
            <text:p>40%</text:p>
          </table:table-cell>
          <table:table-cell table:formula="of:=(1-[.H15])*[.$B$3]" office:value-type="currency" office:currency="EUR" office:value="72" calcext:value-type="currency">
            <text:p>72,00 €</text:p>
          </table:table-cell>
          <table:table-cell table:formula="of:=[.I15]-[.E15]" office:value-type="currency" office:currency="EUR" office:value="36" calcext:value-type="currency">
            <text:p>36,00 €</text:p>
          </table:table-cell>
        </table:table-row>
        <table:table-row table:style-name="ro3">
          <table:table-cell office:value-type="string" calcext:value-type="string">
            <text:p>Fessonro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G</text:p>
          </table:table-cell>
          <table:table-cell office:value-type="date" office:date-value="1973-12-01" calcext:value-type="date">
            <text:p>01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6])" office:value-type="float" office:value="43" calcext:value-type="float">
            <text:p>43</text:p>
          </table:table-cell>
          <table:table-cell table:formula="of:=IF([.F16]&lt;[.$B$5];[.$B$6];IF([.F16]&lt;[.$C$5];[.$C$6];[.$D$6]))" office:value-type="string" office:string-value="adulte" calcext:value-type="string">
            <text:p>adulte</text:p>
          </table:table-cell>
          <table:table-cell table:formula="of:=IF([.F16]&lt;[.$B$5];[.$B$7];IF([.F16]&lt;[.$C$5];[.$C$7];[.$D$7]))" office:value-type="percentage" office:value="0" calcext:value-type="percentage">
            <text:p>0%</text:p>
          </table:table-cell>
          <table:table-cell table:formula="of:=(1-[.H16])*[.$B$3]" office:value-type="currency" office:currency="EUR" office:value="120" calcext:value-type="currency">
            <text:p>120,00 €</text:p>
          </table:table-cell>
          <table:table-cell table:formula="of:=[.I16]-[.E16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Nerve</text:p>
          </table:table-cell>
          <table:table-cell office:value-type="string" calcext:value-type="string">
            <text:p>Aimé</text:p>
          </table:table-cell>
          <table:table-cell office:value-type="string" calcext:value-type="string">
            <text:p>F</text:p>
          </table:table-cell>
          <table:table-cell office:value-type="date" office:date-value="1981-06-09" calcext:value-type="date">
            <text:p>09/06/8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7])" office:value-type="float" office:value="35" calcext:value-type="float">
            <text:p>35</text:p>
          </table:table-cell>
          <table:table-cell table:formula="of:=IF([.F17]&lt;[.$B$5];[.$B$6];IF([.F17]&lt;[.$C$5];[.$C$6];[.$D$6]))" office:value-type="string" office:string-value="adulte" calcext:value-type="string">
            <text:p>adulte</text:p>
          </table:table-cell>
          <table:table-cell table:formula="of:=IF([.F17]&lt;[.$B$5];[.$B$7];IF([.F17]&lt;[.$C$5];[.$C$7];[.$D$7]))" office:value-type="percentage" office:value="0" calcext:value-type="percentage">
            <text:p>0%</text:p>
          </table:table-cell>
          <table:table-cell table:formula="of:=(1-[.H17])*[.$B$3]" office:value-type="currency" office:currency="EUR" office:value="120" calcext:value-type="currency">
            <text:p>120,00 €</text:p>
          </table:table-cell>
          <table:table-cell table:formula="of:=[.I17]-[.E17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Laporte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G</text:p>
          </table:table-cell>
          <table:table-cell office:value-type="date" office:date-value="1992-05-05" calcext:value-type="date">
            <text:p>05/05/9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8])" office:value-type="float" office:value="24" calcext:value-type="float">
            <text:p>24</text:p>
          </table:table-cell>
          <table:table-cell table:formula="of:=IF([.F18]&lt;[.$B$5];[.$B$6];IF([.F18]&lt;[.$C$5];[.$C$6];[.$D$6]))" office:value-type="string" office:string-value="junior" calcext:value-type="string">
            <text:p>junior</text:p>
          </table:table-cell>
          <table:table-cell table:formula="of:=IF([.F18]&lt;[.$B$5];[.$B$7];IF([.F18]&lt;[.$C$5];[.$C$7];[.$D$7]))" office:value-type="percentage" office:value="0.4" calcext:value-type="percentage">
            <text:p>40%</text:p>
          </table:table-cell>
          <table:table-cell table:formula="of:=(1-[.H18])*[.$B$3]" office:value-type="currency" office:currency="EUR" office:value="72" calcext:value-type="currency">
            <text:p>72,00 €</text:p>
          </table:table-cell>
          <table:table-cell table:formula="of:=[.I18]-[.E1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Neuf Sang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85-12-17" calcext:value-type="date">
            <text:p>17/12/8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9])" office:value-type="float" office:value="31" calcext:value-type="float">
            <text:p>31</text:p>
          </table:table-cell>
          <table:table-cell table:formula="of:=IF([.F19]&lt;[.$B$5];[.$B$6];IF([.F19]&lt;[.$C$5];[.$C$6];[.$D$6]))" office:value-type="string" office:string-value="adulte" calcext:value-type="string">
            <text:p>adulte</text:p>
          </table:table-cell>
          <table:table-cell table:formula="of:=IF([.F19]&lt;[.$B$5];[.$B$7];IF([.F19]&lt;[.$C$5];[.$C$7];[.$D$7]))" office:value-type="percentage" office:value="0" calcext:value-type="percentage">
            <text:p>0%</text:p>
          </table:table-cell>
          <table:table-cell table:formula="of:=(1-[.H19])*[.$B$3]" office:value-type="currency" office:currency="EUR" office:value="120" calcext:value-type="currency">
            <text:p>120,00 €</text:p>
          </table:table-cell>
          <table:table-cell table:formula="of:=[.I19]-[.E19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Contraire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F</text:p>
          </table:table-cell>
          <table:table-cell office:value-type="date" office:date-value="1992-07-08" calcext:value-type="date">
            <text:p>08/07/92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20])" office:value-type="float" office:value="24" calcext:value-type="float">
            <text:p>24</text:p>
          </table:table-cell>
          <table:table-cell table:formula="of:=IF([.F20]&lt;[.$B$5];[.$B$6];IF([.F20]&lt;[.$C$5];[.$C$6];[.$D$6]))" office:value-type="string" office:string-value="junior" calcext:value-type="string">
            <text:p>junior</text:p>
          </table:table-cell>
          <table:table-cell table:formula="of:=IF([.F20]&lt;[.$B$5];[.$B$7];IF([.F20]&lt;[.$C$5];[.$C$7];[.$D$7]))" office:value-type="percentage" office:value="0.4" calcext:value-type="percentage">
            <text:p>40%</text:p>
          </table:table-cell>
          <table:table-cell table:formula="of:=(1-[.H20])*[.$B$3]" office:value-type="currency" office:currency="EUR" office:value="72" calcext:value-type="currency">
            <text:p>72,00 €</text:p>
          </table:table-cell>
          <table:table-cell table:formula="of:=[.I20]-[.E20]" office:value-type="currency" office:currency="EUR" office:value="36" calcext:value-type="currency">
            <text:p>36,00 €</text:p>
          </table:table-cell>
        </table:table-row>
        <table:table-row table:style-name="ro3">
          <table:table-cell office:value-type="string" calcext:value-type="string">
            <text:p>Tinople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F</text:p>
          </table:table-cell>
          <table:table-cell office:value-type="date" office:date-value="2004-06-24" calcext:value-type="date">
            <text:p>24/06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21])" office:value-type="float" office:value="12" calcext:value-type="float">
            <text:p>12</text:p>
          </table:table-cell>
          <table:table-cell table:formula="of:=IF([.F21]&lt;[.$B$5];[.$B$6];IF([.F21]&lt;[.$C$5];[.$C$6];[.$D$6]))" office:value-type="string" office:string-value="junior" calcext:value-type="string">
            <text:p>junior</text:p>
          </table:table-cell>
          <table:table-cell table:formula="of:=IF([.F21]&lt;[.$B$5];[.$B$7];IF([.F21]&lt;[.$C$5];[.$C$7];[.$D$7]))" office:value-type="percentage" office:value="0.4" calcext:value-type="percentage">
            <text:p>40%</text:p>
          </table:table-cell>
          <table:table-cell table:formula="of:=(1-[.H21])*[.$B$3]" office:value-type="currency" office:currency="EUR" office:value="72" calcext:value-type="currency">
            <text:p>72,00 €</text:p>
          </table:table-cell>
          <table:table-cell table:formula="of:=[.I21]-[.E21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ssicmonpote</text:p>
          </table:table-cell>
          <table:table-cell office:value-type="string" calcext:value-type="string">
            <text:p>Thècle</text:p>
          </table:table-cell>
          <table:table-cell office:value-type="string" calcext:value-type="string">
            <text:p>F</text:p>
          </table:table-cell>
          <table:table-cell office:value-type="date" office:date-value="1956-01-21" calcext:value-type="date">
            <text:p>21/01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2])" office:value-type="float" office:value="60" calcext:value-type="float">
            <text:p>60</text:p>
          </table:table-cell>
          <table:table-cell table:formula="of:=IF([.F22]&lt;[.$B$5];[.$B$6];IF([.F22]&lt;[.$C$5];[.$C$6];[.$D$6]))" office:value-type="string" office:string-value="adulte" calcext:value-type="string">
            <text:p>adulte</text:p>
          </table:table-cell>
          <table:table-cell table:formula="of:=IF([.F22]&lt;[.$B$5];[.$B$7];IF([.F22]&lt;[.$C$5];[.$C$7];[.$D$7]))" office:value-type="percentage" office:value="0" calcext:value-type="percentage">
            <text:p>0%</text:p>
          </table:table-cell>
          <table:table-cell table:formula="of:=(1-[.H22])*[.$B$3]" office:value-type="currency" office:currency="EUR" office:value="120" calcext:value-type="currency">
            <text:p>120,00 €</text:p>
          </table:table-cell>
          <table:table-cell table:formula="of:=[.I22]-[.E2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donaideux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F</text:p>
          </table:table-cell>
          <table:table-cell office:value-type="date" office:date-value="1990-02-17" calcext:value-type="date">
            <text:p>17/02/90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23])" office:value-type="float" office:value="26" calcext:value-type="float">
            <text:p>26</text:p>
          </table:table-cell>
          <table:table-cell table:formula="of:=IF([.F23]&lt;[.$B$5];[.$B$6];IF([.F23]&lt;[.$C$5];[.$C$6];[.$D$6]))" office:value-type="string" office:string-value="adulte" calcext:value-type="string">
            <text:p>adulte</text:p>
          </table:table-cell>
          <table:table-cell table:formula="of:=IF([.F23]&lt;[.$B$5];[.$B$7];IF([.F23]&lt;[.$C$5];[.$C$7];[.$D$7]))" office:value-type="percentage" office:value="0" calcext:value-type="percentage">
            <text:p>0%</text:p>
          </table:table-cell>
          <table:table-cell table:formula="of:=(1-[.H23])*[.$B$3]" office:value-type="currency" office:currency="EUR" office:value="120" calcext:value-type="currency">
            <text:p>120,00 €</text:p>
          </table:table-cell>
          <table:table-cell table:formula="of:=[.I23]-[.E23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Aniaitalettre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F</text:p>
          </table:table-cell>
          <table:table-cell office:value-type="date" office:date-value="1951-05-03" calcext:value-type="date">
            <text:p>03/05/51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24])" office:value-type="float" office:value="65" calcext:value-type="float">
            <text:p>65</text:p>
          </table:table-cell>
          <table:table-cell table:formula="of:=IF([.F24]&lt;[.$B$5];[.$B$6];IF([.F24]&lt;[.$C$5];[.$C$6];[.$D$6]))" office:value-type="string" office:string-value="senior" calcext:value-type="string">
            <text:p>senior</text:p>
          </table:table-cell>
          <table:table-cell table:formula="of:=IF([.F24]&lt;[.$B$5];[.$B$7];IF([.F24]&lt;[.$C$5];[.$C$7];[.$D$7]))" office:value-type="percentage" office:value="0.2" calcext:value-type="percentage">
            <text:p>20%</text:p>
          </table:table-cell>
          <table:table-cell table:formula="of:=(1-[.H24])*[.$B$3]" office:value-type="currency" office:currency="EUR" office:value="96" calcext:value-type="currency">
            <text:p>96,00 €</text:p>
          </table:table-cell>
          <table:table-cell table:formula="of:=[.I24]-[.E24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Taitraijeune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F</text:p>
          </table:table-cell>
          <table:table-cell office:value-type="date" office:date-value="1954-12-20" calcext:value-type="date">
            <text:p>20/12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5])" office:value-type="float" office:value="62" calcext:value-type="float">
            <text:p>62</text:p>
          </table:table-cell>
          <table:table-cell table:formula="of:=IF([.F25]&lt;[.$B$5];[.$B$6];IF([.F25]&lt;[.$C$5];[.$C$6];[.$D$6]))" office:value-type="string" office:string-value="adulte" calcext:value-type="string">
            <text:p>adulte</text:p>
          </table:table-cell>
          <table:table-cell table:formula="of:=IF([.F25]&lt;[.$B$5];[.$B$7];IF([.F25]&lt;[.$C$5];[.$C$7];[.$D$7]))" office:value-type="percentage" office:value="0" calcext:value-type="percentage">
            <text:p>0%</text:p>
          </table:table-cell>
          <table:table-cell table:formula="of:=(1-[.H25])*[.$B$3]" office:value-type="currency" office:currency="EUR" office:value="120" calcext:value-type="currency">
            <text:p>120,00 €</text:p>
          </table:table-cell>
          <table:table-cell table:formula="of:=[.I25]-[.E25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Toutte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F</text:p>
          </table:table-cell>
          <table:table-cell office:value-type="date" office:date-value="1975-10-16" calcext:value-type="date">
            <text:p>16/10/7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6])" office:value-type="float" office:value="41" calcext:value-type="float">
            <text:p>41</text:p>
          </table:table-cell>
          <table:table-cell table:formula="of:=IF([.F26]&lt;[.$B$5];[.$B$6];IF([.F26]&lt;[.$C$5];[.$C$6];[.$D$6]))" office:value-type="string" office:string-value="adulte" calcext:value-type="string">
            <text:p>adulte</text:p>
          </table:table-cell>
          <table:table-cell table:formula="of:=IF([.F26]&lt;[.$B$5];[.$B$7];IF([.F26]&lt;[.$C$5];[.$C$7];[.$D$7]))" office:value-type="percentage" office:value="0" calcext:value-type="percentage">
            <text:p>0%</text:p>
          </table:table-cell>
          <table:table-cell table:formula="of:=(1-[.H26])*[.$B$3]" office:value-type="currency" office:currency="EUR" office:value="120" calcext:value-type="currency">
            <text:p>120,00 €</text:p>
          </table:table-cell>
          <table:table-cell table:formula="of:=[.I26]-[.E26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au</text:p>
          </table:table-cell>
          <table:table-cell office:value-type="string" calcext:value-type="string">
            <text:p>Léger</text:p>
          </table:table-cell>
          <table:table-cell office:value-type="string" calcext:value-type="string">
            <text:p>F</text:p>
          </table:table-cell>
          <table:table-cell office:value-type="date" office:date-value="1951-06-13" calcext:value-type="date">
            <text:p>13/06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27])" office:value-type="float" office:value="65" calcext:value-type="float">
            <text:p>65</text:p>
          </table:table-cell>
          <table:table-cell table:formula="of:=IF([.F27]&lt;[.$B$5];[.$B$6];IF([.F27]&lt;[.$C$5];[.$C$6];[.$D$6]))" office:value-type="string" office:string-value="senior" calcext:value-type="string">
            <text:p>senior</text:p>
          </table:table-cell>
          <table:table-cell table:formula="of:=IF([.F27]&lt;[.$B$5];[.$B$7];IF([.F27]&lt;[.$C$5];[.$C$7];[.$D$7]))" office:value-type="percentage" office:value="0.2" calcext:value-type="percentage">
            <text:p>20%</text:p>
          </table:table-cell>
          <table:table-cell table:formula="of:=(1-[.H27])*[.$B$3]" office:value-type="currency" office:currency="EUR" office:value="96" calcext:value-type="currency">
            <text:p>96,00 €</text:p>
          </table:table-cell>
          <table:table-cell table:formula="of:=[.I27]-[.E27]" office:value-type="currency" office:currency="EUR" office:value="48" calcext:value-type="currency">
            <text:p>48,00 €</text:p>
          </table:table-cell>
        </table:table-row>
        <table:table-row table:style-name="ro3">
          <table:table-cell office:value-type="string" calcext:value-type="string">
            <text:p>Deulisse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F</text:p>
          </table:table-cell>
          <table:table-cell office:value-type="date" office:date-value="1980-06-19" calcext:value-type="date">
            <text:p>19/06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8])" office:value-type="float" office:value="36" calcext:value-type="float">
            <text:p>36</text:p>
          </table:table-cell>
          <table:table-cell table:formula="of:=IF([.F28]&lt;[.$B$5];[.$B$6];IF([.F28]&lt;[.$C$5];[.$C$6];[.$D$6]))" office:value-type="string" office:string-value="adulte" calcext:value-type="string">
            <text:p>adulte</text:p>
          </table:table-cell>
          <table:table-cell table:formula="of:=IF([.F28]&lt;[.$B$5];[.$B$7];IF([.F28]&lt;[.$C$5];[.$C$7];[.$D$7]))" office:value-type="percentage" office:value="0" calcext:value-type="percentage">
            <text:p>0%</text:p>
          </table:table-cell>
          <table:table-cell table:formula="of:=(1-[.H28])*[.$B$3]" office:value-type="currency" office:currency="EUR" office:value="120" calcext:value-type="currency">
            <text:p>120,00 €</text:p>
          </table:table-cell>
          <table:table-cell table:formula="of:=[.I28]-[.E2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Peuleurido</text:p>
          </table:table-cell>
          <table:table-cell office:value-type="string" calcext:value-type="string">
            <text:p>Firmin</text:p>
          </table:table-cell>
          <table:table-cell office:value-type="string" calcext:value-type="string">
            <text:p>F</text:p>
          </table:table-cell>
          <table:table-cell office:value-type="date" office:date-value="1984-08-04" calcext:value-type="date">
            <text:p>04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9])" office:value-type="float" office:value="32" calcext:value-type="float">
            <text:p>32</text:p>
          </table:table-cell>
          <table:table-cell table:formula="of:=IF([.F29]&lt;[.$B$5];[.$B$6];IF([.F29]&lt;[.$C$5];[.$C$6];[.$D$6]))" office:value-type="string" office:string-value="adulte" calcext:value-type="string">
            <text:p>adulte</text:p>
          </table:table-cell>
          <table:table-cell table:formula="of:=IF([.F29]&lt;[.$B$5];[.$B$7];IF([.F29]&lt;[.$C$5];[.$C$7];[.$D$7]))" office:value-type="percentage" office:value="0" calcext:value-type="percentage">
            <text:p>0%</text:p>
          </table:table-cell>
          <table:table-cell table:formula="of:=(1-[.H29])*[.$B$3]" office:value-type="currency" office:currency="EUR" office:value="120" calcext:value-type="currency">
            <text:p>120,00 €</text:p>
          </table:table-cell>
          <table:table-cell table:formula="of:=[.I29]-[.E2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ibaitiz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F</text:p>
          </table:table-cell>
          <table:table-cell office:value-type="date" office:date-value="1983-02-27" calcext:value-type="date">
            <text:p>27/02/8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0])" office:value-type="float" office:value="33" calcext:value-type="float">
            <text:p>33</text:p>
          </table:table-cell>
          <table:table-cell table:formula="of:=IF([.F30]&lt;[.$B$5];[.$B$6];IF([.F30]&lt;[.$C$5];[.$C$6];[.$D$6]))" office:value-type="string" office:string-value="adulte" calcext:value-type="string">
            <text:p>adulte</text:p>
          </table:table-cell>
          <table:table-cell table:formula="of:=IF([.F30]&lt;[.$B$5];[.$B$7];IF([.F30]&lt;[.$C$5];[.$C$7];[.$D$7]))" office:value-type="percentage" office:value="0" calcext:value-type="percentage">
            <text:p>0%</text:p>
          </table:table-cell>
          <table:table-cell table:formula="of:=(1-[.H30])*[.$B$3]" office:value-type="currency" office:currency="EUR" office:value="120" calcext:value-type="currency">
            <text:p>120,00 €</text:p>
          </table:table-cell>
          <table:table-cell table:formula="of:=[.I30]-[.E30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Issaifaite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F</text:p>
          </table:table-cell>
          <table:table-cell office:value-type="date" office:date-value="1952-01-11" calcext:value-type="date">
            <text:p>11/01/5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1])" office:value-type="float" office:value="64" calcext:value-type="float">
            <text:p>64</text:p>
          </table:table-cell>
          <table:table-cell table:formula="of:=IF([.F31]&lt;[.$B$5];[.$B$6];IF([.F31]&lt;[.$C$5];[.$C$6];[.$D$6]))" office:value-type="string" office:string-value="adulte" calcext:value-type="string">
            <text:p>adulte</text:p>
          </table:table-cell>
          <table:table-cell table:formula="of:=IF([.F31]&lt;[.$B$5];[.$B$7];IF([.F31]&lt;[.$C$5];[.$C$7];[.$D$7]))" office:value-type="percentage" office:value="0" calcext:value-type="percentage">
            <text:p>0%</text:p>
          </table:table-cell>
          <table:table-cell table:formula="of:=(1-[.H31])*[.$B$3]" office:value-type="currency" office:currency="EUR" office:value="120" calcext:value-type="currency">
            <text:p>120,00 €</text:p>
          </table:table-cell>
          <table:table-cell table:formula="of:=[.I31]-[.E31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Eulssai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G</text:p>
          </table:table-cell>
          <table:table-cell office:value-type="date" office:date-value="1973-06-10" calcext:value-type="date">
            <text:p>10/06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2])" office:value-type="float" office:value="43" calcext:value-type="float">
            <text:p>43</text:p>
          </table:table-cell>
          <table:table-cell table:formula="of:=IF([.F32]&lt;[.$B$5];[.$B$6];IF([.F32]&lt;[.$C$5];[.$C$6];[.$D$6]))" office:value-type="string" office:string-value="adulte" calcext:value-type="string">
            <text:p>adulte</text:p>
          </table:table-cell>
          <table:table-cell table:formula="of:=IF([.F32]&lt;[.$B$5];[.$B$7];IF([.F32]&lt;[.$C$5];[.$C$7];[.$D$7]))" office:value-type="percentage" office:value="0" calcext:value-type="percentage">
            <text:p>0%</text:p>
          </table:table-cell>
          <table:table-cell table:formula="of:=(1-[.H32])*[.$B$3]" office:value-type="currency" office:currency="EUR" office:value="120" calcext:value-type="currency">
            <text:p>120,00 €</text:p>
          </table:table-cell>
          <table:table-cell table:formula="of:=[.I32]-[.E3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rne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G</text:p>
          </table:table-cell>
          <table:table-cell office:value-type="date" office:date-value="2005-03-21" calcext:value-type="date">
            <text:p>21/03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3])" office:value-type="float" office:value="11" calcext:value-type="float">
            <text:p>11</text:p>
          </table:table-cell>
          <table:table-cell table:formula="of:=IF([.F33]&lt;[.$B$5];[.$B$6];IF([.F33]&lt;[.$C$5];[.$C$6];[.$D$6]))" office:value-type="string" office:string-value="junior" calcext:value-type="string">
            <text:p>junior</text:p>
          </table:table-cell>
          <table:table-cell table:formula="of:=IF([.F33]&lt;[.$B$5];[.$B$7];IF([.F33]&lt;[.$C$5];[.$C$7];[.$D$7]))" office:value-type="percentage" office:value="0.4" calcext:value-type="percentage">
            <text:p>40%</text:p>
          </table:table-cell>
          <table:table-cell table:formula="of:=(1-[.H33])*[.$B$3]" office:value-type="currency" office:currency="EUR" office:value="72" calcext:value-type="currency">
            <text:p>72,00 €</text:p>
          </table:table-cell>
          <table:table-cell table:formula="of:=[.I33]-[.E3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Sans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G</text:p>
          </table:table-cell>
          <table:table-cell office:value-type="date" office:date-value="1967-08-08" calcext:value-type="date">
            <text:p>08/08/67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4])" office:value-type="float" office:value="49" calcext:value-type="float">
            <text:p>49</text:p>
          </table:table-cell>
          <table:table-cell table:formula="of:=IF([.F34]&lt;[.$B$5];[.$B$6];IF([.F34]&lt;[.$C$5];[.$C$6];[.$D$6]))" office:value-type="string" office:string-value="adulte" calcext:value-type="string">
            <text:p>adulte</text:p>
          </table:table-cell>
          <table:table-cell table:formula="of:=IF([.F34]&lt;[.$B$5];[.$B$7];IF([.F34]&lt;[.$C$5];[.$C$7];[.$D$7]))" office:value-type="percentage" office:value="0" calcext:value-type="percentage">
            <text:p>0%</text:p>
          </table:table-cell>
          <table:table-cell table:formula="of:=(1-[.H34])*[.$B$3]" office:value-type="currency" office:currency="EUR" office:value="120" calcext:value-type="currency">
            <text:p>120,00 €</text:p>
          </table:table-cell>
          <table:table-cell table:formula="of:=[.I34]-[.E34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Oleihome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G</text:p>
          </table:table-cell>
          <table:table-cell office:value-type="date" office:date-value="1968-01-03" calcext:value-type="date">
            <text:p>03/01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5])" office:value-type="float" office:value="48" calcext:value-type="float">
            <text:p>48</text:p>
          </table:table-cell>
          <table:table-cell table:formula="of:=IF([.F35]&lt;[.$B$5];[.$B$6];IF([.F35]&lt;[.$C$5];[.$C$6];[.$D$6]))" office:value-type="string" office:string-value="adulte" calcext:value-type="string">
            <text:p>adulte</text:p>
          </table:table-cell>
          <table:table-cell table:formula="of:=IF([.F35]&lt;[.$B$5];[.$B$7];IF([.F35]&lt;[.$C$5];[.$C$7];[.$D$7]))" office:value-type="percentage" office:value="0" calcext:value-type="percentage">
            <text:p>0%</text:p>
          </table:table-cell>
          <table:table-cell table:formula="of:=(1-[.H35])*[.$B$3]" office:value-type="currency" office:currency="EUR" office:value="120" calcext:value-type="currency">
            <text:p>120,00 €</text:p>
          </table:table-cell>
          <table:table-cell table:formula="of:=[.I35]-[.E35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irinaire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G</text:p>
          </table:table-cell>
          <table:table-cell office:value-type="date" office:date-value="1999-05-19" calcext:value-type="date">
            <text:p>19/05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6])" office:value-type="float" office:value="17" calcext:value-type="float">
            <text:p>17</text:p>
          </table:table-cell>
          <table:table-cell table:formula="of:=IF([.F36]&lt;[.$B$5];[.$B$6];IF([.F36]&lt;[.$C$5];[.$C$6];[.$D$6]))" office:value-type="string" office:string-value="junior" calcext:value-type="string">
            <text:p>junior</text:p>
          </table:table-cell>
          <table:table-cell table:formula="of:=IF([.F36]&lt;[.$B$5];[.$B$7];IF([.F36]&lt;[.$C$5];[.$C$7];[.$D$7]))" office:value-type="percentage" office:value="0.4" calcext:value-type="percentage">
            <text:p>40%</text:p>
          </table:table-cell>
          <table:table-cell table:formula="of:=(1-[.H36])*[.$B$3]" office:value-type="currency" office:currency="EUR" office:value="72" calcext:value-type="currency">
            <text:p>72,00 €</text:p>
          </table:table-cell>
          <table:table-cell table:formula="of:=[.I36]-[.E36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Kussone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</text:p>
          </table:table-cell>
          <table:table-cell office:value-type="date" office:date-value="1999-12-20" calcext:value-type="date">
            <text:p>20/12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37])" office:value-type="float" office:value="17" calcext:value-type="float">
            <text:p>17</text:p>
          </table:table-cell>
          <table:table-cell table:formula="of:=IF([.F37]&lt;[.$B$5];[.$B$6];IF([.F37]&lt;[.$C$5];[.$C$6];[.$D$6]))" office:value-type="string" office:string-value="junior" calcext:value-type="string">
            <text:p>junior</text:p>
          </table:table-cell>
          <table:table-cell table:formula="of:=IF([.F37]&lt;[.$B$5];[.$B$7];IF([.F37]&lt;[.$C$5];[.$C$7];[.$D$7]))" office:value-type="percentage" office:value="0.4" calcext:value-type="percentage">
            <text:p>40%</text:p>
          </table:table-cell>
          <table:table-cell table:formula="of:=(1-[.H37])*[.$B$3]" office:value-type="currency" office:currency="EUR" office:value="72" calcext:value-type="currency">
            <text:p>72,00 €</text:p>
          </table:table-cell>
          <table:table-cell table:formula="of:=[.I37]-[.E37]" office:value-type="currency" office:currency="EUR" office:value="36" calcext:value-type="currency">
            <text:p>36,00 €</text:p>
          </table:table-cell>
        </table:table-row>
        <table:table-row table:style-name="ro3">
          <table:table-cell office:value-type="string" calcext:value-type="string">
            <text:p>Ayencoi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G</text:p>
          </table:table-cell>
          <table:table-cell office:value-type="date" office:date-value="1985-03-12" calcext:value-type="date">
            <text:p>12/03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8])" office:value-type="float" office:value="31" calcext:value-type="float">
            <text:p>31</text:p>
          </table:table-cell>
          <table:table-cell table:formula="of:=IF([.F38]&lt;[.$B$5];[.$B$6];IF([.F38]&lt;[.$C$5];[.$C$6];[.$D$6]))" office:value-type="string" office:string-value="adulte" calcext:value-type="string">
            <text:p>adulte</text:p>
          </table:table-cell>
          <table:table-cell table:formula="of:=IF([.F38]&lt;[.$B$5];[.$B$7];IF([.F38]&lt;[.$C$5];[.$C$7];[.$D$7]))" office:value-type="percentage" office:value="0" calcext:value-type="percentage">
            <text:p>0%</text:p>
          </table:table-cell>
          <table:table-cell table:formula="of:=(1-[.H38])*[.$B$3]" office:value-type="currency" office:currency="EUR" office:value="120" calcext:value-type="currency">
            <text:p>120,00 €</text:p>
          </table:table-cell>
          <table:table-cell table:formula="of:=[.I38]-[.E3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tta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F</text:p>
          </table:table-cell>
          <table:table-cell office:value-type="date" office:date-value="1984-08-11" calcext:value-type="date">
            <text:p>11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9])" office:value-type="float" office:value="32" calcext:value-type="float">
            <text:p>32</text:p>
          </table:table-cell>
          <table:table-cell table:formula="of:=IF([.F39]&lt;[.$B$5];[.$B$6];IF([.F39]&lt;[.$C$5];[.$C$6];[.$D$6]))" office:value-type="string" office:string-value="adulte" calcext:value-type="string">
            <text:p>adulte</text:p>
          </table:table-cell>
          <table:table-cell table:formula="of:=IF([.F39]&lt;[.$B$5];[.$B$7];IF([.F39]&lt;[.$C$5];[.$C$7];[.$D$7]))" office:value-type="percentage" office:value="0" calcext:value-type="percentage">
            <text:p>0%</text:p>
          </table:table-cell>
          <table:table-cell table:formula="of:=(1-[.H39])*[.$B$3]" office:value-type="currency" office:currency="EUR" office:value="120" calcext:value-type="currency">
            <text:p>120,00 €</text:p>
          </table:table-cell>
          <table:table-cell table:formula="of:=[.I39]-[.E3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Monte Le Poil</text:p>
          </table:table-cell>
          <table:table-cell office:value-type="string" calcext:value-type="string">
            <text:p>Geoffroy</text:p>
          </table:table-cell>
          <table:table-cell office:value-type="string" calcext:value-type="string">
            <text:p>F</text:p>
          </table:table-cell>
          <table:table-cell office:value-type="date" office:date-value="1970-06-02" calcext:value-type="date">
            <text:p>02/06/7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0])" office:value-type="float" office:value="46" calcext:value-type="float">
            <text:p>46</text:p>
          </table:table-cell>
          <table:table-cell table:formula="of:=IF([.F40]&lt;[.$B$5];[.$B$6];IF([.F40]&lt;[.$C$5];[.$C$6];[.$D$6]))" office:value-type="string" office:string-value="adulte" calcext:value-type="string">
            <text:p>adulte</text:p>
          </table:table-cell>
          <table:table-cell table:formula="of:=IF([.F40]&lt;[.$B$5];[.$B$7];IF([.F40]&lt;[.$C$5];[.$C$7];[.$D$7]))" office:value-type="percentage" office:value="0" calcext:value-type="percentage">
            <text:p>0%</text:p>
          </table:table-cell>
          <table:table-cell table:formula="of:=(1-[.H40])*[.$B$3]" office:value-type="currency" office:currency="EUR" office:value="120" calcext:value-type="currency">
            <text:p>120,00 €</text:p>
          </table:table-cell>
          <table:table-cell table:formula="of:=[.I40]-[.E40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Peusseussoir</text:p>
          </table:table-cell>
          <table:table-cell office:value-type="string" calcext:value-type="string">
            <text:p>Saturnin</text:p>
          </table:table-cell>
          <table:table-cell office:value-type="string" calcext:value-type="string">
            <text:p>F</text:p>
          </table:table-cell>
          <table:table-cell office:value-type="date" office:date-value="1950-12-03" calcext:value-type="date">
            <text:p>03/12/50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41])" office:value-type="float" office:value="66" calcext:value-type="float">
            <text:p>66</text:p>
          </table:table-cell>
          <table:table-cell table:formula="of:=IF([.F41]&lt;[.$B$5];[.$B$6];IF([.F41]&lt;[.$C$5];[.$C$6];[.$D$6]))" office:value-type="string" office:string-value="senior" calcext:value-type="string">
            <text:p>senior</text:p>
          </table:table-cell>
          <table:table-cell table:formula="of:=IF([.F41]&lt;[.$B$5];[.$B$7];IF([.F41]&lt;[.$C$5];[.$C$7];[.$D$7]))" office:value-type="percentage" office:value="0.2" calcext:value-type="percentage">
            <text:p>20%</text:p>
          </table:table-cell>
          <table:table-cell table:formula="of:=(1-[.H41])*[.$B$3]" office:value-type="currency" office:currency="EUR" office:value="96" calcext:value-type="currency">
            <text:p>96,00 €</text:p>
          </table:table-cell>
          <table:table-cell table:formula="of:=[.I41]-[.E41]" office:value-type="currency" office:currency="EUR" office:value="48" calcext:value-type="currency">
            <text:p>48,00 €</text:p>
          </table:table-cell>
        </table:table-row>
        <table:table-row table:style-name="ro3">
          <table:table-cell office:value-type="string" calcext:value-type="string">
            <text:p>Sansonn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</text:p>
          </table:table-cell>
          <table:table-cell office:value-type="date" office:date-value="2005-01-02" calcext:value-type="date">
            <text:p>02/01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2])" office:value-type="float" office:value="11" calcext:value-type="float">
            <text:p>11</text:p>
          </table:table-cell>
          <table:table-cell table:formula="of:=IF([.F42]&lt;[.$B$5];[.$B$6];IF([.F42]&lt;[.$C$5];[.$C$6];[.$D$6]))" office:value-type="string" office:string-value="junior" calcext:value-type="string">
            <text:p>junior</text:p>
          </table:table-cell>
          <table:table-cell table:formula="of:=IF([.F42]&lt;[.$B$5];[.$B$7];IF([.F42]&lt;[.$C$5];[.$C$7];[.$D$7]))" office:value-type="percentage" office:value="0.4" calcext:value-type="percentage">
            <text:p>40%</text:p>
          </table:table-cell>
          <table:table-cell table:formula="of:=(1-[.H42])*[.$B$3]" office:value-type="currency" office:currency="EUR" office:value="72" calcext:value-type="currency">
            <text:p>72,00 €</text:p>
          </table:table-cell>
          <table:table-cell table:formula="of:=[.I42]-[.E4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Sanfrap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G</text:p>
          </table:table-cell>
          <table:table-cell office:value-type="date" office:date-value="1960-03-21" calcext:value-type="date">
            <text:p>21/03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3])" office:value-type="float" office:value="56" calcext:value-type="float">
            <text:p>56</text:p>
          </table:table-cell>
          <table:table-cell table:formula="of:=IF([.F43]&lt;[.$B$5];[.$B$6];IF([.F43]&lt;[.$C$5];[.$C$6];[.$D$6]))" office:value-type="string" office:string-value="adulte" calcext:value-type="string">
            <text:p>adulte</text:p>
          </table:table-cell>
          <table:table-cell table:formula="of:=IF([.F43]&lt;[.$B$5];[.$B$7];IF([.F43]&lt;[.$C$5];[.$C$7];[.$D$7]))" office:value-type="percentage" office:value="0" calcext:value-type="percentage">
            <text:p>0%</text:p>
          </table:table-cell>
          <table:table-cell table:formula="of:=(1-[.H43])*[.$B$3]" office:value-type="currency" office:currency="EUR" office:value="120" calcext:value-type="currency">
            <text:p>120,00 €</text:p>
          </table:table-cell>
          <table:table-cell table:formula="of:=[.I43]-[.E4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urine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46-10-20" calcext:value-type="date">
            <text:p>20/10/46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44])" office:value-type="float" office:value="70" calcext:value-type="float">
            <text:p>70</text:p>
          </table:table-cell>
          <table:table-cell table:formula="of:=IF([.F44]&lt;[.$B$5];[.$B$6];IF([.F44]&lt;[.$C$5];[.$C$6];[.$D$6]))" office:value-type="string" office:string-value="senior" calcext:value-type="string">
            <text:p>senior</text:p>
          </table:table-cell>
          <table:table-cell table:formula="of:=IF([.F44]&lt;[.$B$5];[.$B$7];IF([.F44]&lt;[.$C$5];[.$C$7];[.$D$7]))" office:value-type="percentage" office:value="0.2" calcext:value-type="percentage">
            <text:p>20%</text:p>
          </table:table-cell>
          <table:table-cell table:formula="of:=(1-[.H44])*[.$B$3]" office:value-type="currency" office:currency="EUR" office:value="96" calcext:value-type="currency">
            <text:p>96,00 €</text:p>
          </table:table-cell>
          <table:table-cell table:formula="of:=[.I44]-[.E44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eussan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69-01-07" calcext:value-type="date">
            <text:p>07/01/69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45])" office:value-type="float" office:value="47" calcext:value-type="float">
            <text:p>47</text:p>
          </table:table-cell>
          <table:table-cell table:formula="of:=IF([.F45]&lt;[.$B$5];[.$B$6];IF([.F45]&lt;[.$C$5];[.$C$6];[.$D$6]))" office:value-type="string" office:string-value="adulte" calcext:value-type="string">
            <text:p>adulte</text:p>
          </table:table-cell>
          <table:table-cell table:formula="of:=IF([.F45]&lt;[.$B$5];[.$B$7];IF([.F45]&lt;[.$C$5];[.$C$7];[.$D$7]))" office:value-type="percentage" office:value="0" calcext:value-type="percentage">
            <text:p>0%</text:p>
          </table:table-cell>
          <table:table-cell table:formula="of:=(1-[.H45])*[.$B$3]" office:value-type="currency" office:currency="EUR" office:value="120" calcext:value-type="currency">
            <text:p>120,00 €</text:p>
          </table:table-cell>
          <table:table-cell table:formula="of:=[.I45]-[.E45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Baul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G</text:p>
          </table:table-cell>
          <table:table-cell office:value-type="date" office:date-value="2004-01-01" calcext:value-type="date">
            <text:p>01/01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6])" office:value-type="float" office:value="12" calcext:value-type="float">
            <text:p>12</text:p>
          </table:table-cell>
          <table:table-cell table:formula="of:=IF([.F46]&lt;[.$B$5];[.$B$6];IF([.F46]&lt;[.$C$5];[.$C$6];[.$D$6]))" office:value-type="string" office:string-value="junior" calcext:value-type="string">
            <text:p>junior</text:p>
          </table:table-cell>
          <table:table-cell table:formula="of:=IF([.F46]&lt;[.$B$5];[.$B$7];IF([.F46]&lt;[.$C$5];[.$C$7];[.$D$7]))" office:value-type="percentage" office:value="0.4" calcext:value-type="percentage">
            <text:p>40%</text:p>
          </table:table-cell>
          <table:table-cell table:formula="of:=(1-[.H46])*[.$B$3]" office:value-type="currency" office:currency="EUR" office:value="72" calcext:value-type="currency">
            <text:p>72,00 €</text:p>
          </table:table-cell>
          <table:table-cell table:formula="of:=[.I46]-[.E46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Mayard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F</text:p>
          </table:table-cell>
          <table:table-cell office:value-type="date" office:date-value="1973-12-20" calcext:value-type="date">
            <text:p>20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7])" office:value-type="float" office:value="43" calcext:value-type="float">
            <text:p>43</text:p>
          </table:table-cell>
          <table:table-cell table:formula="of:=IF([.F47]&lt;[.$B$5];[.$B$6];IF([.F47]&lt;[.$C$5];[.$C$6];[.$D$6]))" office:value-type="string" office:string-value="adulte" calcext:value-type="string">
            <text:p>adulte</text:p>
          </table:table-cell>
          <table:table-cell table:formula="of:=IF([.F47]&lt;[.$B$5];[.$B$7];IF([.F47]&lt;[.$C$5];[.$C$7];[.$D$7]))" office:value-type="percentage" office:value="0" calcext:value-type="percentage">
            <text:p>0%</text:p>
          </table:table-cell>
          <table:table-cell table:formula="of:=(1-[.H47])*[.$B$3]" office:value-type="currency" office:currency="EUR" office:value="120" calcext:value-type="currency">
            <text:p>120,00 €</text:p>
          </table:table-cell>
          <table:table-cell table:formula="of:=[.I47]-[.E47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Bienlepeti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G</text:p>
          </table:table-cell>
          <table:table-cell office:value-type="date" office:date-value="2004-03-05" calcext:value-type="date">
            <text:p>05/03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8])" office:value-type="float" office:value="12" calcext:value-type="float">
            <text:p>12</text:p>
          </table:table-cell>
          <table:table-cell table:formula="of:=IF([.F48]&lt;[.$B$5];[.$B$6];IF([.F48]&lt;[.$C$5];[.$C$6];[.$D$6]))" office:value-type="string" office:string-value="junior" calcext:value-type="string">
            <text:p>junior</text:p>
          </table:table-cell>
          <table:table-cell table:formula="of:=IF([.F48]&lt;[.$B$5];[.$B$7];IF([.F48]&lt;[.$C$5];[.$C$7];[.$D$7]))" office:value-type="percentage" office:value="0.4" calcext:value-type="percentage">
            <text:p>40%</text:p>
          </table:table-cell>
          <table:table-cell table:formula="of:=(1-[.H48])*[.$B$3]" office:value-type="currency" office:currency="EUR" office:value="72" calcext:value-type="currency">
            <text:p>72,00 €</text:p>
          </table:table-cell>
          <table:table-cell table:formula="of:=[.I48]-[.E4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Eumoileu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F</text:p>
          </table:table-cell>
          <table:table-cell office:value-type="date" office:date-value="1989-06-22" calcext:value-type="date">
            <text:p>22/06/8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9])" office:value-type="float" office:value="27" calcext:value-type="float">
            <text:p>27</text:p>
          </table:table-cell>
          <table:table-cell table:formula="of:=IF([.F49]&lt;[.$B$5];[.$B$6];IF([.F49]&lt;[.$C$5];[.$C$6];[.$D$6]))" office:value-type="string" office:string-value="adulte" calcext:value-type="string">
            <text:p>adulte</text:p>
          </table:table-cell>
          <table:table-cell table:formula="of:=IF([.F49]&lt;[.$B$5];[.$B$7];IF([.F49]&lt;[.$C$5];[.$C$7];[.$D$7]))" office:value-type="percentage" office:value="0" calcext:value-type="percentage">
            <text:p>0%</text:p>
          </table:table-cell>
          <table:table-cell table:formula="of:=(1-[.H49])*[.$B$3]" office:value-type="currency" office:currency="EUR" office:value="120" calcext:value-type="currency">
            <text:p>120,00 €</text:p>
          </table:table-cell>
          <table:table-cell table:formula="of:=[.I49]-[.E4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Leuceipa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F</text:p>
          </table:table-cell>
          <table:table-cell office:value-type="date" office:date-value="1952-12-28" calcext:value-type="date">
            <text:p>28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0])" office:value-type="float" office:value="64" calcext:value-type="float">
            <text:p>64</text:p>
          </table:table-cell>
          <table:table-cell table:formula="of:=IF([.F50]&lt;[.$B$5];[.$B$6];IF([.F50]&lt;[.$C$5];[.$C$6];[.$D$6]))" office:value-type="string" office:string-value="adulte" calcext:value-type="string">
            <text:p>adulte</text:p>
          </table:table-cell>
          <table:table-cell table:formula="of:=IF([.F50]&lt;[.$B$5];[.$B$7];IF([.F50]&lt;[.$C$5];[.$C$7];[.$D$7]))" office:value-type="percentage" office:value="0" calcext:value-type="percentage">
            <text:p>0%</text:p>
          </table:table-cell>
          <table:table-cell table:formula="of:=(1-[.H50])*[.$B$3]" office:value-type="currency" office:currency="EUR" office:value="120" calcext:value-type="currency">
            <text:p>120,00 €</text:p>
          </table:table-cell>
          <table:table-cell table:formula="of:=[.I50]-[.E50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Pavumirza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G</text:p>
          </table:table-cell>
          <table:table-cell office:value-type="date" office:date-value="1987-12-15" calcext:value-type="date">
            <text:p>15/12/8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1])" office:value-type="float" office:value="29" calcext:value-type="float">
            <text:p>29</text:p>
          </table:table-cell>
          <table:table-cell table:formula="of:=IF([.F51]&lt;[.$B$5];[.$B$6];IF([.F51]&lt;[.$C$5];[.$C$6];[.$D$6]))" office:value-type="string" office:string-value="adulte" calcext:value-type="string">
            <text:p>adulte</text:p>
          </table:table-cell>
          <table:table-cell table:formula="of:=IF([.F51]&lt;[.$B$5];[.$B$7];IF([.F51]&lt;[.$C$5];[.$C$7];[.$D$7]))" office:value-type="percentage" office:value="0" calcext:value-type="percentage">
            <text:p>0%</text:p>
          </table:table-cell>
          <table:table-cell table:formula="of:=(1-[.H51])*[.$B$3]" office:value-type="currency" office:currency="EUR" office:value="120" calcext:value-type="currency">
            <text:p>120,00 €</text:p>
          </table:table-cell>
          <table:table-cell table:formula="of:=[.I51]-[.E51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Comarespire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G</text:p>
          </table:table-cell>
          <table:table-cell office:value-type="date" office:date-value="1991-05-24" calcext:value-type="date">
            <text:p>24/05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2])" office:value-type="float" office:value="25" calcext:value-type="float">
            <text:p>25</text:p>
          </table:table-cell>
          <table:table-cell table:formula="of:=IF([.F52]&lt;[.$B$5];[.$B$6];IF([.F52]&lt;[.$C$5];[.$C$6];[.$D$6]))" office:value-type="string" office:string-value="adulte" calcext:value-type="string">
            <text:p>adulte</text:p>
          </table:table-cell>
          <table:table-cell table:formula="of:=IF([.F52]&lt;[.$B$5];[.$B$7];IF([.F52]&lt;[.$C$5];[.$C$7];[.$D$7]))" office:value-type="percentage" office:value="0" calcext:value-type="percentage">
            <text:p>0%</text:p>
          </table:table-cell>
          <table:table-cell table:formula="of:=(1-[.H52])*[.$B$3]" office:value-type="currency" office:currency="EUR" office:value="120" calcext:value-type="currency">
            <text:p>120,00 €</text:p>
          </table:table-cell>
          <table:table-cell table:formula="of:=[.I52]-[.E5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O'Balcon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G</text:p>
          </table:table-cell>
          <table:table-cell office:value-type="date" office:date-value="1965-10-22" calcext:value-type="date">
            <text:p>22/10/6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3])" office:value-type="float" office:value="51" calcext:value-type="float">
            <text:p>51</text:p>
          </table:table-cell>
          <table:table-cell table:formula="of:=IF([.F53]&lt;[.$B$5];[.$B$6];IF([.F53]&lt;[.$C$5];[.$C$6];[.$D$6]))" office:value-type="string" office:string-value="adulte" calcext:value-type="string">
            <text:p>adulte</text:p>
          </table:table-cell>
          <table:table-cell table:formula="of:=IF([.F53]&lt;[.$B$5];[.$B$7];IF([.F53]&lt;[.$C$5];[.$C$7];[.$D$7]))" office:value-type="percentage" office:value="0" calcext:value-type="percentage">
            <text:p>0%</text:p>
          </table:table-cell>
          <table:table-cell table:formula="of:=(1-[.H53])*[.$B$3]" office:value-type="currency" office:currency="EUR" office:value="120" calcext:value-type="currency">
            <text:p>120,00 €</text:p>
          </table:table-cell>
          <table:table-cell table:formula="of:=[.I53]-[.E5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Vozafai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F</text:p>
          </table:table-cell>
          <table:table-cell office:value-type="date" office:date-value="1971-06-30" calcext:value-type="date">
            <text:p>30/06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4])" office:value-type="float" office:value="45" calcext:value-type="float">
            <text:p>45</text:p>
          </table:table-cell>
          <table:table-cell table:formula="of:=IF([.F54]&lt;[.$B$5];[.$B$6];IF([.F54]&lt;[.$C$5];[.$C$6];[.$D$6]))" office:value-type="string" office:string-value="adulte" calcext:value-type="string">
            <text:p>adulte</text:p>
          </table:table-cell>
          <table:table-cell table:formula="of:=IF([.F54]&lt;[.$B$5];[.$B$7];IF([.F54]&lt;[.$C$5];[.$C$7];[.$D$7]))" office:value-type="percentage" office:value="0" calcext:value-type="percentage">
            <text:p>0%</text:p>
          </table:table-cell>
          <table:table-cell table:formula="of:=(1-[.H54])*[.$B$3]" office:value-type="currency" office:currency="EUR" office:value="120" calcext:value-type="currency">
            <text:p>120,00 €</text:p>
          </table:table-cell>
          <table:table-cell table:formula="of:=[.I54]-[.E54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nchier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G</text:p>
          </table:table-cell>
          <table:table-cell office:value-type="date" office:date-value="1993-04-22" calcext:value-type="date">
            <text:p>22/04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5])" office:value-type="float" office:value="23" calcext:value-type="float">
            <text:p>23</text:p>
          </table:table-cell>
          <table:table-cell table:formula="of:=IF([.F55]&lt;[.$B$5];[.$B$6];IF([.F55]&lt;[.$C$5];[.$C$6];[.$D$6]))" office:value-type="string" office:string-value="junior" calcext:value-type="string">
            <text:p>junior</text:p>
          </table:table-cell>
          <table:table-cell table:formula="of:=IF([.F55]&lt;[.$B$5];[.$B$7];IF([.F55]&lt;[.$C$5];[.$C$7];[.$D$7]))" office:value-type="percentage" office:value="0.4" calcext:value-type="percentage">
            <text:p>40%</text:p>
          </table:table-cell>
          <table:table-cell table:formula="of:=(1-[.H55])*[.$B$3]" office:value-type="currency" office:currency="EUR" office:value="72" calcext:value-type="currency">
            <text:p>72,00 €</text:p>
          </table:table-cell>
          <table:table-cell table:formula="of:=[.I55]-[.E55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Tombay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F</text:p>
          </table:table-cell>
          <table:table-cell office:value-type="date" office:date-value="1972-03-31" calcext:value-type="date">
            <text:p>31/03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56])" office:value-type="float" office:value="44" calcext:value-type="float">
            <text:p>44</text:p>
          </table:table-cell>
          <table:table-cell table:formula="of:=IF([.F56]&lt;[.$B$5];[.$B$6];IF([.F56]&lt;[.$C$5];[.$C$6];[.$D$6]))" office:value-type="string" office:string-value="adulte" calcext:value-type="string">
            <text:p>adulte</text:p>
          </table:table-cell>
          <table:table-cell table:formula="of:=IF([.F56]&lt;[.$B$5];[.$B$7];IF([.F56]&lt;[.$C$5];[.$C$7];[.$D$7]))" office:value-type="percentage" office:value="0" calcext:value-type="percentage">
            <text:p>0%</text:p>
          </table:table-cell>
          <table:table-cell table:formula="of:=(1-[.H56])*[.$B$3]" office:value-type="currency" office:currency="EUR" office:value="120" calcext:value-type="currency">
            <text:p>120,00 €</text:p>
          </table:table-cell>
          <table:table-cell table:formula="of:=[.I56]-[.E56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Imbut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G</text:p>
          </table:table-cell>
          <table:table-cell office:value-type="date" office:date-value="1996-10-01" calcext:value-type="date">
            <text:p>01/10/96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57])" office:value-type="float" office:value="20" calcext:value-type="float">
            <text:p>20</text:p>
          </table:table-cell>
          <table:table-cell table:formula="of:=IF([.F57]&lt;[.$B$5];[.$B$6];IF([.F57]&lt;[.$C$5];[.$C$6];[.$D$6]))" office:value-type="string" office:string-value="junior" calcext:value-type="string">
            <text:p>junior</text:p>
          </table:table-cell>
          <table:table-cell table:formula="of:=IF([.F57]&lt;[.$B$5];[.$B$7];IF([.F57]&lt;[.$C$5];[.$C$7];[.$D$7]))" office:value-type="percentage" office:value="0.4" calcext:value-type="percentage">
            <text:p>40%</text:p>
          </table:table-cell>
          <table:table-cell table:formula="of:=(1-[.H57])*[.$B$3]" office:value-type="currency" office:currency="EUR" office:value="72" calcext:value-type="currency">
            <text:p>72,00 €</text:p>
          </table:table-cell>
          <table:table-cell table:formula="of:=[.I57]-[.E57]" office:value-type="currency" office:currency="EUR" office:value="36" calcext:value-type="currency">
            <text:p>36,00 €</text:p>
          </table:table-cell>
        </table:table-row>
        <table:table-row table:style-name="ro3">
          <table:table-cell office:value-type="string" calcext:value-type="string">
            <text:p>Beurgueur</text:p>
          </table:table-cell>
          <table:table-cell office:value-type="string" calcext:value-type="string">
            <text:p>Cochise</text:p>
          </table:table-cell>
          <table:table-cell office:value-type="string" calcext:value-type="string">
            <text:p>F</text:p>
          </table:table-cell>
          <table:table-cell office:value-type="date" office:date-value="1998-05-31" calcext:value-type="date">
            <text:p>31/05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8])" office:value-type="float" office:value="18" calcext:value-type="float">
            <text:p>18</text:p>
          </table:table-cell>
          <table:table-cell table:formula="of:=IF([.F58]&lt;[.$B$5];[.$B$6];IF([.F58]&lt;[.$C$5];[.$C$6];[.$D$6]))" office:value-type="string" office:string-value="junior" calcext:value-type="string">
            <text:p>junior</text:p>
          </table:table-cell>
          <table:table-cell table:formula="of:=IF([.F58]&lt;[.$B$5];[.$B$7];IF([.F58]&lt;[.$C$5];[.$C$7];[.$D$7]))" office:value-type="percentage" office:value="0.4" calcext:value-type="percentage">
            <text:p>40%</text:p>
          </table:table-cell>
          <table:table-cell table:formula="of:=(1-[.H58])*[.$B$3]" office:value-type="currency" office:currency="EUR" office:value="72" calcext:value-type="currency">
            <text:p>72,00 €</text:p>
          </table:table-cell>
          <table:table-cell table:formula="of:=[.I58]-[.E5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Bondeparm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2002-01-14" calcext:value-type="date">
            <text:p>14/01/0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9])" office:value-type="float" office:value="14" calcext:value-type="float">
            <text:p>14</text:p>
          </table:table-cell>
          <table:table-cell table:formula="of:=IF([.F59]&lt;[.$B$5];[.$B$6];IF([.F59]&lt;[.$C$5];[.$C$6];[.$D$6]))" office:value-type="string" office:string-value="junior" calcext:value-type="string">
            <text:p>junior</text:p>
          </table:table-cell>
          <table:table-cell table:formula="of:=IF([.F59]&lt;[.$B$5];[.$B$7];IF([.F59]&lt;[.$C$5];[.$C$7];[.$D$7]))" office:value-type="percentage" office:value="0.4" calcext:value-type="percentage">
            <text:p>40%</text:p>
          </table:table-cell>
          <table:table-cell table:formula="of:=(1-[.H59])*[.$B$3]" office:value-type="currency" office:currency="EUR" office:value="72" calcext:value-type="currency">
            <text:p>72,00 €</text:p>
          </table:table-cell>
          <table:table-cell table:formula="of:=[.I59]-[.E5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Kiroul Namace Pamou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G</text:p>
          </table:table-cell>
          <table:table-cell office:value-type="date" office:date-value="1972-03-19" calcext:value-type="date">
            <text:p>19/03/7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0])" office:value-type="float" office:value="44" calcext:value-type="float">
            <text:p>44</text:p>
          </table:table-cell>
          <table:table-cell table:formula="of:=IF([.F60]&lt;[.$B$5];[.$B$6];IF([.F60]&lt;[.$C$5];[.$C$6];[.$D$6]))" office:value-type="string" office:string-value="adulte" calcext:value-type="string">
            <text:p>adulte</text:p>
          </table:table-cell>
          <table:table-cell table:formula="of:=IF([.F60]&lt;[.$B$5];[.$B$7];IF([.F60]&lt;[.$C$5];[.$C$7];[.$D$7]))" office:value-type="percentage" office:value="0" calcext:value-type="percentage">
            <text:p>0%</text:p>
          </table:table-cell>
          <table:table-cell table:formula="of:=(1-[.H60])*[.$B$3]" office:value-type="currency" office:currency="EUR" office:value="120" calcext:value-type="currency">
            <text:p>120,00 €</text:p>
          </table:table-cell>
          <table:table-cell table:formula="of:=[.I60]-[.E60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Baymo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G</text:p>
          </table:table-cell>
          <table:table-cell office:value-type="date" office:date-value="1974-03-11" calcext:value-type="date">
            <text:p>11/03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1])" office:value-type="float" office:value="42" calcext:value-type="float">
            <text:p>42</text:p>
          </table:table-cell>
          <table:table-cell table:formula="of:=IF([.F61]&lt;[.$B$5];[.$B$6];IF([.F61]&lt;[.$C$5];[.$C$6];[.$D$6]))" office:value-type="string" office:string-value="adulte" calcext:value-type="string">
            <text:p>adulte</text:p>
          </table:table-cell>
          <table:table-cell table:formula="of:=IF([.F61]&lt;[.$B$5];[.$B$7];IF([.F61]&lt;[.$C$5];[.$C$7];[.$D$7]))" office:value-type="percentage" office:value="0" calcext:value-type="percentage">
            <text:p>0%</text:p>
          </table:table-cell>
          <table:table-cell table:formula="of:=(1-[.H61])*[.$B$3]" office:value-type="currency" office:currency="EUR" office:value="120" calcext:value-type="currency">
            <text:p>120,00 €</text:p>
          </table:table-cell>
          <table:table-cell table:formula="of:=[.I61]-[.E61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Ceheff Sey Pocyb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F</text:p>
          </table:table-cell>
          <table:table-cell office:value-type="date" office:date-value="2007-02-07" calcext:value-type="date">
            <text:p>07/02/07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2])" office:value-type="float" office:value="9" calcext:value-type="float">
            <text:p>9</text:p>
          </table:table-cell>
          <table:table-cell table:formula="of:=IF([.F62]&lt;[.$B$5];[.$B$6];IF([.F62]&lt;[.$C$5];[.$C$6];[.$D$6]))" office:value-type="string" office:string-value="junior" calcext:value-type="string">
            <text:p>junior</text:p>
          </table:table-cell>
          <table:table-cell table:formula="of:=IF([.F62]&lt;[.$B$5];[.$B$7];IF([.F62]&lt;[.$C$5];[.$C$7];[.$D$7]))" office:value-type="percentage" office:value="0.4" calcext:value-type="percentage">
            <text:p>40%</text:p>
          </table:table-cell>
          <table:table-cell table:formula="of:=(1-[.H62])*[.$B$3]" office:value-type="currency" office:currency="EUR" office:value="72" calcext:value-type="currency">
            <text:p>72,00 €</text:p>
          </table:table-cell>
          <table:table-cell table:formula="of:=[.I62]-[.E6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uveldyv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</text:p>
          </table:table-cell>
          <table:table-cell office:value-type="date" office:date-value="1999-06-27" calcext:value-type="date">
            <text:p>27/06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3])" office:value-type="float" office:value="17" calcext:value-type="float">
            <text:p>17</text:p>
          </table:table-cell>
          <table:table-cell table:formula="of:=IF([.F63]&lt;[.$B$5];[.$B$6];IF([.F63]&lt;[.$C$5];[.$C$6];[.$D$6]))" office:value-type="string" office:string-value="junior" calcext:value-type="string">
            <text:p>junior</text:p>
          </table:table-cell>
          <table:table-cell table:formula="of:=IF([.F63]&lt;[.$B$5];[.$B$7];IF([.F63]&lt;[.$C$5];[.$C$7];[.$D$7]))" office:value-type="percentage" office:value="0.4" calcext:value-type="percentage">
            <text:p>40%</text:p>
          </table:table-cell>
          <table:table-cell table:formula="of:=(1-[.H63])*[.$B$3]" office:value-type="currency" office:currency="EUR" office:value="72" calcext:value-type="currency">
            <text:p>72,00 €</text:p>
          </table:table-cell>
          <table:table-cell table:formula="of:=[.I63]-[.E6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Lahpay</text:p>
          </table:table-cell>
          <table:table-cell office:value-type="string" calcext:value-type="string">
            <text:p>Vishnou</text:p>
          </table:table-cell>
          <table:table-cell office:value-type="string" calcext:value-type="string">
            <text:p>F</text:p>
          </table:table-cell>
          <table:table-cell office:value-type="date" office:date-value="1972-10-16" calcext:value-type="date">
            <text:p>16/10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4])" office:value-type="float" office:value="44" calcext:value-type="float">
            <text:p>44</text:p>
          </table:table-cell>
          <table:table-cell table:formula="of:=IF([.F64]&lt;[.$B$5];[.$B$6];IF([.F64]&lt;[.$C$5];[.$C$6];[.$D$6]))" office:value-type="string" office:string-value="adulte" calcext:value-type="string">
            <text:p>adulte</text:p>
          </table:table-cell>
          <table:table-cell table:formula="of:=IF([.F64]&lt;[.$B$5];[.$B$7];IF([.F64]&lt;[.$C$5];[.$C$7];[.$D$7]))" office:value-type="percentage" office:value="0" calcext:value-type="percentage">
            <text:p>0%</text:p>
          </table:table-cell>
          <table:table-cell table:formula="of:=(1-[.H64])*[.$B$3]" office:value-type="currency" office:currency="EUR" office:value="120" calcext:value-type="currency">
            <text:p>120,00 €</text:p>
          </table:table-cell>
          <table:table-cell table:formula="of:=[.I64]-[.E64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Gallo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F</text:p>
          </table:table-cell>
          <table:table-cell office:value-type="date" office:date-value="1960-11-03" calcext:value-type="date">
            <text:p>03/11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5])" office:value-type="float" office:value="56" calcext:value-type="float">
            <text:p>56</text:p>
          </table:table-cell>
          <table:table-cell table:formula="of:=IF([.F65]&lt;[.$B$5];[.$B$6];IF([.F65]&lt;[.$C$5];[.$C$6];[.$D$6]))" office:value-type="string" office:string-value="adulte" calcext:value-type="string">
            <text:p>adulte</text:p>
          </table:table-cell>
          <table:table-cell table:formula="of:=IF([.F65]&lt;[.$B$5];[.$B$7];IF([.F65]&lt;[.$C$5];[.$C$7];[.$D$7]))" office:value-type="percentage" office:value="0" calcext:value-type="percentage">
            <text:p>0%</text:p>
          </table:table-cell>
          <table:table-cell table:formula="of:=(1-[.H65])*[.$B$3]" office:value-type="currency" office:currency="EUR" office:value="120" calcext:value-type="currency">
            <text:p>120,00 €</text:p>
          </table:table-cell>
          <table:table-cell table:formula="of:=[.I65]-[.E65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Leglas</text:p>
          </table:table-cell>
          <table:table-cell office:value-type="string" calcext:value-type="string">
            <text:p>Parkinson</text:p>
          </table:table-cell>
          <table:table-cell office:value-type="string" calcext:value-type="string">
            <text:p>F</text:p>
          </table:table-cell>
          <table:table-cell office:value-type="date" office:date-value="1959-08-08" calcext:value-type="date">
            <text:p>08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6])" office:value-type="float" office:value="57" calcext:value-type="float">
            <text:p>57</text:p>
          </table:table-cell>
          <table:table-cell table:formula="of:=IF([.F66]&lt;[.$B$5];[.$B$6];IF([.F66]&lt;[.$C$5];[.$C$6];[.$D$6]))" office:value-type="string" office:string-value="adulte" calcext:value-type="string">
            <text:p>adulte</text:p>
          </table:table-cell>
          <table:table-cell table:formula="of:=IF([.F66]&lt;[.$B$5];[.$B$7];IF([.F66]&lt;[.$C$5];[.$C$7];[.$D$7]))" office:value-type="percentage" office:value="0" calcext:value-type="percentage">
            <text:p>0%</text:p>
          </table:table-cell>
          <table:table-cell table:formula="of:=(1-[.H66])*[.$B$3]" office:value-type="currency" office:currency="EUR" office:value="120" calcext:value-type="currency">
            <text:p>120,00 €</text:p>
          </table:table-cell>
          <table:table-cell table:formula="of:=[.I66]-[.E66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irien Kompry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</text:p>
          </table:table-cell>
          <table:table-cell office:value-type="date" office:date-value="1961-07-25" calcext:value-type="date">
            <text:p>25/07/6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7])" office:value-type="float" office:value="55" calcext:value-type="float">
            <text:p>55</text:p>
          </table:table-cell>
          <table:table-cell table:formula="of:=IF([.F67]&lt;[.$B$5];[.$B$6];IF([.F67]&lt;[.$C$5];[.$C$6];[.$D$6]))" office:value-type="string" office:string-value="adulte" calcext:value-type="string">
            <text:p>adulte</text:p>
          </table:table-cell>
          <table:table-cell table:formula="of:=IF([.F67]&lt;[.$B$5];[.$B$7];IF([.F67]&lt;[.$C$5];[.$C$7];[.$D$7]))" office:value-type="percentage" office:value="0" calcext:value-type="percentage">
            <text:p>0%</text:p>
          </table:table-cell>
          <table:table-cell table:formula="of:=(1-[.H67])*[.$B$3]" office:value-type="currency" office:currency="EUR" office:value="120" calcext:value-type="currency">
            <text:p>120,00 €</text:p>
          </table:table-cell>
          <table:table-cell table:formula="of:=[.I67]-[.E67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igra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F</text:p>
          </table:table-cell>
          <table:table-cell office:value-type="date" office:date-value="1956-08-26" calcext:value-type="date">
            <text:p>26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8])" office:value-type="float" office:value="60" calcext:value-type="float">
            <text:p>60</text:p>
          </table:table-cell>
          <table:table-cell table:formula="of:=IF([.F68]&lt;[.$B$5];[.$B$6];IF([.F68]&lt;[.$C$5];[.$C$6];[.$D$6]))" office:value-type="string" office:string-value="adulte" calcext:value-type="string">
            <text:p>adulte</text:p>
          </table:table-cell>
          <table:table-cell table:formula="of:=IF([.F68]&lt;[.$B$5];[.$B$7];IF([.F68]&lt;[.$C$5];[.$C$7];[.$D$7]))" office:value-type="percentage" office:value="0" calcext:value-type="percentage">
            <text:p>0%</text:p>
          </table:table-cell>
          <table:table-cell table:formula="of:=(1-[.H68])*[.$B$3]" office:value-type="currency" office:currency="EUR" office:value="120" calcext:value-type="currency">
            <text:p>120,00 €</text:p>
          </table:table-cell>
          <table:table-cell table:formula="of:=[.I68]-[.E6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Fraimieux De La Fermay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94-11-14" calcext:value-type="date">
            <text:p>14/1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9])" office:value-type="float" office:value="22" calcext:value-type="float">
            <text:p>22</text:p>
          </table:table-cell>
          <table:table-cell table:formula="of:=IF([.F69]&lt;[.$B$5];[.$B$6];IF([.F69]&lt;[.$C$5];[.$C$6];[.$D$6]))" office:value-type="string" office:string-value="junior" calcext:value-type="string">
            <text:p>junior</text:p>
          </table:table-cell>
          <table:table-cell table:formula="of:=IF([.F69]&lt;[.$B$5];[.$B$7];IF([.F69]&lt;[.$C$5];[.$C$7];[.$D$7]))" office:value-type="percentage" office:value="0.4" calcext:value-type="percentage">
            <text:p>40%</text:p>
          </table:table-cell>
          <table:table-cell table:formula="of:=(1-[.H69])*[.$B$3]" office:value-type="currency" office:currency="EUR" office:value="72" calcext:value-type="currency">
            <text:p>72,00 €</text:p>
          </table:table-cell>
          <table:table-cell table:formula="of:=[.I69]-[.E6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Ekkraz Lehpri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G</text:p>
          </table:table-cell>
          <table:table-cell office:value-type="date" office:date-value="1999-11-25" calcext:value-type="date">
            <text:p>25/11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0])" office:value-type="float" office:value="17" calcext:value-type="float">
            <text:p>17</text:p>
          </table:table-cell>
          <table:table-cell table:formula="of:=IF([.F70]&lt;[.$B$5];[.$B$6];IF([.F70]&lt;[.$C$5];[.$C$6];[.$D$6]))" office:value-type="string" office:string-value="junior" calcext:value-type="string">
            <text:p>junior</text:p>
          </table:table-cell>
          <table:table-cell table:formula="of:=IF([.F70]&lt;[.$B$5];[.$B$7];IF([.F70]&lt;[.$C$5];[.$C$7];[.$D$7]))" office:value-type="percentage" office:value="0.4" calcext:value-type="percentage">
            <text:p>40%</text:p>
          </table:table-cell>
          <table:table-cell table:formula="of:=(1-[.H70])*[.$B$3]" office:value-type="currency" office:currency="EUR" office:value="72" calcext:value-type="currency">
            <text:p>72,00 €</text:p>
          </table:table-cell>
          <table:table-cell table:formula="of:=[.I70]-[.E70]" office:value-type="currency" office:currency="EUR" office:value="36" calcext:value-type="currency">
            <text:p>36,00 €</text:p>
          </table:table-cell>
        </table:table-row>
        <table:table-row table:style-name="ro3">
          <table:table-cell office:value-type="string" calcext:value-type="string">
            <text:p>Emphaillite</text:p>
          </table:table-cell>
          <table:table-cell office:value-type="string" calcext:value-type="string">
            <text:p>Mélusine</text:p>
          </table:table-cell>
          <table:table-cell office:value-type="string" calcext:value-type="string">
            <text:p>G</text:p>
          </table:table-cell>
          <table:table-cell office:value-type="date" office:date-value="1977-11-27" calcext:value-type="date">
            <text:p>27/11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1])" office:value-type="float" office:value="39" calcext:value-type="float">
            <text:p>39</text:p>
          </table:table-cell>
          <table:table-cell table:formula="of:=IF([.F71]&lt;[.$B$5];[.$B$6];IF([.F71]&lt;[.$C$5];[.$C$6];[.$D$6]))" office:value-type="string" office:string-value="adulte" calcext:value-type="string">
            <text:p>adulte</text:p>
          </table:table-cell>
          <table:table-cell table:formula="of:=IF([.F71]&lt;[.$B$5];[.$B$7];IF([.F71]&lt;[.$C$5];[.$C$7];[.$D$7]))" office:value-type="percentage" office:value="0" calcext:value-type="percentage">
            <text:p>0%</text:p>
          </table:table-cell>
          <table:table-cell table:formula="of:=(1-[.H71])*[.$B$3]" office:value-type="currency" office:currency="EUR" office:value="120" calcext:value-type="currency">
            <text:p>120,00 €</text:p>
          </table:table-cell>
          <table:table-cell table:formula="of:=[.I71]-[.E71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Mavalley</text:p>
          </table:table-cell>
          <table:table-cell office:value-type="string" calcext:value-type="string">
            <text:p>Colette et Berthe</text:p>
          </table:table-cell>
          <table:table-cell office:value-type="string" calcext:value-type="string">
            <text:p>F</text:p>
          </table:table-cell>
          <table:table-cell office:value-type="date" office:date-value="1995-03-01" calcext:value-type="date">
            <text:p>01/03/9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2])" office:value-type="float" office:value="21" calcext:value-type="float">
            <text:p>21</text:p>
          </table:table-cell>
          <table:table-cell table:formula="of:=IF([.F72]&lt;[.$B$5];[.$B$6];IF([.F72]&lt;[.$C$5];[.$C$6];[.$D$6]))" office:value-type="string" office:string-value="junior" calcext:value-type="string">
            <text:p>junior</text:p>
          </table:table-cell>
          <table:table-cell table:formula="of:=IF([.F72]&lt;[.$B$5];[.$B$7];IF([.F72]&lt;[.$C$5];[.$C$7];[.$D$7]))" office:value-type="percentage" office:value="0.4" calcext:value-type="percentage">
            <text:p>40%</text:p>
          </table:table-cell>
          <table:table-cell table:formula="of:=(1-[.H72])*[.$B$3]" office:value-type="currency" office:currency="EUR" office:value="72" calcext:value-type="currency">
            <text:p>72,00 €</text:p>
          </table:table-cell>
          <table:table-cell table:formula="of:=[.I72]-[.E7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alo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G</text:p>
          </table:table-cell>
          <table:table-cell office:value-type="date" office:date-value="1993-05-15" calcext:value-type="date">
            <text:p>15/05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3])" office:value-type="float" office:value="23" calcext:value-type="float">
            <text:p>23</text:p>
          </table:table-cell>
          <table:table-cell table:formula="of:=IF([.F73]&lt;[.$B$5];[.$B$6];IF([.F73]&lt;[.$C$5];[.$C$6];[.$D$6]))" office:value-type="string" office:string-value="junior" calcext:value-type="string">
            <text:p>junior</text:p>
          </table:table-cell>
          <table:table-cell table:formula="of:=IF([.F73]&lt;[.$B$5];[.$B$7];IF([.F73]&lt;[.$C$5];[.$C$7];[.$D$7]))" office:value-type="percentage" office:value="0.4" calcext:value-type="percentage">
            <text:p>40%</text:p>
          </table:table-cell>
          <table:table-cell table:formula="of:=(1-[.H73])*[.$B$3]" office:value-type="currency" office:currency="EUR" office:value="72" calcext:value-type="currency">
            <text:p>72,00 €</text:p>
          </table:table-cell>
          <table:table-cell table:formula="of:=[.I73]-[.E7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umonde</text:p>
          </table:table-cell>
          <table:table-cell office:value-type="string" calcext:value-type="string">
            <text:p>Séraphin</text:p>
          </table:table-cell>
          <table:table-cell office:value-type="string" calcext:value-type="string">
            <text:p>G</text:p>
          </table:table-cell>
          <table:table-cell office:value-type="date" office:date-value="1988-02-26" calcext:value-type="date">
            <text:p>26/02/8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4])" office:value-type="float" office:value="28" calcext:value-type="float">
            <text:p>28</text:p>
          </table:table-cell>
          <table:table-cell table:formula="of:=IF([.F74]&lt;[.$B$5];[.$B$6];IF([.F74]&lt;[.$C$5];[.$C$6];[.$D$6]))" office:value-type="string" office:string-value="adulte" calcext:value-type="string">
            <text:p>adulte</text:p>
          </table:table-cell>
          <table:table-cell table:formula="of:=IF([.F74]&lt;[.$B$5];[.$B$7];IF([.F74]&lt;[.$C$5];[.$C$7];[.$D$7]))" office:value-type="percentage" office:value="0" calcext:value-type="percentage">
            <text:p>0%</text:p>
          </table:table-cell>
          <table:table-cell table:formula="of:=(1-[.H74])*[.$B$3]" office:value-type="currency" office:currency="EUR" office:value="120" calcext:value-type="currency">
            <text:p>120,00 €</text:p>
          </table:table-cell>
          <table:table-cell table:formula="of:=[.I74]-[.E74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Tousseul</text:p>
          </table:table-cell>
          <table:table-cell office:value-type="string" calcext:value-type="string">
            <text:p>Sébastienne</text:p>
          </table:table-cell>
          <table:table-cell office:value-type="string" calcext:value-type="string">
            <text:p>G</text:p>
          </table:table-cell>
          <table:table-cell office:value-type="date" office:date-value="2001-09-08" calcext:value-type="date">
            <text:p>08/09/01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5])" office:value-type="float" office:value="15" calcext:value-type="float">
            <text:p>15</text:p>
          </table:table-cell>
          <table:table-cell table:formula="of:=IF([.F75]&lt;[.$B$5];[.$B$6];IF([.F75]&lt;[.$C$5];[.$C$6];[.$D$6]))" office:value-type="string" office:string-value="junior" calcext:value-type="string">
            <text:p>junior</text:p>
          </table:table-cell>
          <table:table-cell table:formula="of:=IF([.F75]&lt;[.$B$5];[.$B$7];IF([.F75]&lt;[.$C$5];[.$C$7];[.$D$7]))" office:value-type="percentage" office:value="0.4" calcext:value-type="percentage">
            <text:p>40%</text:p>
          </table:table-cell>
          <table:table-cell table:formula="of:=(1-[.H75])*[.$B$3]" office:value-type="currency" office:currency="EUR" office:value="72" calcext:value-type="currency">
            <text:p>72,00 €</text:p>
          </table:table-cell>
          <table:table-cell table:formula="of:=[.I75]-[.E75]" office:value-type="currency" office:currency="EUR" office:value="36" calcext:value-type="currency">
            <text:p>36,00 €</text:p>
          </table:table-cell>
        </table:table-row>
        <table:table-row table:style-name="ro3">
          <table:table-cell office:value-type="string" calcext:value-type="string">
            <text:p>Lakuice</text:p>
          </table:table-cell>
          <table:table-cell office:value-type="string" calcext:value-type="string">
            <text:p>Leïlou</text:p>
          </table:table-cell>
          <table:table-cell office:value-type="string" calcext:value-type="string">
            <text:p>F</text:p>
          </table:table-cell>
          <table:table-cell office:value-type="date" office:date-value="1956-07-27" calcext:value-type="date">
            <text:p>27/07/5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76])" office:value-type="float" office:value="60" calcext:value-type="float">
            <text:p>60</text:p>
          </table:table-cell>
          <table:table-cell table:formula="of:=IF([.F76]&lt;[.$B$5];[.$B$6];IF([.F76]&lt;[.$C$5];[.$C$6];[.$D$6]))" office:value-type="string" office:string-value="adulte" calcext:value-type="string">
            <text:p>adulte</text:p>
          </table:table-cell>
          <table:table-cell table:formula="of:=IF([.F76]&lt;[.$B$5];[.$B$7];IF([.F76]&lt;[.$C$5];[.$C$7];[.$D$7]))" office:value-type="percentage" office:value="0" calcext:value-type="percentage">
            <text:p>0%</text:p>
          </table:table-cell>
          <table:table-cell table:formula="of:=(1-[.H76])*[.$B$3]" office:value-type="currency" office:currency="EUR" office:value="120" calcext:value-type="currency">
            <text:p>120,00 €</text:p>
          </table:table-cell>
          <table:table-cell table:formula="of:=[.I76]-[.E76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Naima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85-06-20" calcext:value-type="date">
            <text:p>20/06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7])" office:value-type="float" office:value="31" calcext:value-type="float">
            <text:p>31</text:p>
          </table:table-cell>
          <table:table-cell table:formula="of:=IF([.F77]&lt;[.$B$5];[.$B$6];IF([.F77]&lt;[.$C$5];[.$C$6];[.$D$6]))" office:value-type="string" office:string-value="adulte" calcext:value-type="string">
            <text:p>adulte</text:p>
          </table:table-cell>
          <table:table-cell table:formula="of:=IF([.F77]&lt;[.$B$5];[.$B$7];IF([.F77]&lt;[.$C$5];[.$C$7];[.$D$7]))" office:value-type="percentage" office:value="0" calcext:value-type="percentage">
            <text:p>0%</text:p>
          </table:table-cell>
          <table:table-cell table:formula="of:=(1-[.H77])*[.$B$3]" office:value-type="currency" office:currency="EUR" office:value="120" calcext:value-type="currency">
            <text:p>120,00 €</text:p>
          </table:table-cell>
          <table:table-cell table:formula="of:=[.I77]-[.E77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eibon'nouvel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</text:p>
          </table:table-cell>
          <table:table-cell office:value-type="date" office:date-value="1971-02-07" calcext:value-type="date">
            <text:p>07/02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8])" office:value-type="float" office:value="45" calcext:value-type="float">
            <text:p>45</text:p>
          </table:table-cell>
          <table:table-cell table:formula="of:=IF([.F78]&lt;[.$B$5];[.$B$6];IF([.F78]&lt;[.$C$5];[.$C$6];[.$D$6]))" office:value-type="string" office:string-value="adulte" calcext:value-type="string">
            <text:p>adulte</text:p>
          </table:table-cell>
          <table:table-cell table:formula="of:=IF([.F78]&lt;[.$B$5];[.$B$7];IF([.F78]&lt;[.$C$5];[.$C$7];[.$D$7]))" office:value-type="percentage" office:value="0" calcext:value-type="percentage">
            <text:p>0%</text:p>
          </table:table-cell>
          <table:table-cell table:formula="of:=(1-[.H78])*[.$B$3]" office:value-type="currency" office:currency="EUR" office:value="120" calcext:value-type="currency">
            <text:p>120,00 €</text:p>
          </table:table-cell>
          <table:table-cell table:formula="of:=[.I78]-[.E7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Karr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G</text:p>
          </table:table-cell>
          <table:table-cell office:value-type="date" office:date-value="1956-08-13" calcext:value-type="date">
            <text:p>13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9])" office:value-type="float" office:value="60" calcext:value-type="float">
            <text:p>60</text:p>
          </table:table-cell>
          <table:table-cell table:formula="of:=IF([.F79]&lt;[.$B$5];[.$B$6];IF([.F79]&lt;[.$C$5];[.$C$6];[.$D$6]))" office:value-type="string" office:string-value="adulte" calcext:value-type="string">
            <text:p>adulte</text:p>
          </table:table-cell>
          <table:table-cell table:formula="of:=IF([.F79]&lt;[.$B$5];[.$B$7];IF([.F79]&lt;[.$C$5];[.$C$7];[.$D$7]))" office:value-type="percentage" office:value="0" calcext:value-type="percentage">
            <text:p>0%</text:p>
          </table:table-cell>
          <table:table-cell table:formula="of:=(1-[.H79])*[.$B$3]" office:value-type="currency" office:currency="EUR" office:value="120" calcext:value-type="currency">
            <text:p>120,00 €</text:p>
          </table:table-cell>
          <table:table-cell table:formula="of:=[.I79]-[.E7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Eipan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F</text:p>
          </table:table-cell>
          <table:table-cell office:value-type="date" office:date-value="1969-11-17" calcext:value-type="date">
            <text:p>17/11/6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0])" office:value-type="float" office:value="47" calcext:value-type="float">
            <text:p>47</text:p>
          </table:table-cell>
          <table:table-cell table:formula="of:=IF([.F80]&lt;[.$B$5];[.$B$6];IF([.F80]&lt;[.$C$5];[.$C$6];[.$D$6]))" office:value-type="string" office:string-value="adulte" calcext:value-type="string">
            <text:p>adulte</text:p>
          </table:table-cell>
          <table:table-cell table:formula="of:=IF([.F80]&lt;[.$B$5];[.$B$7];IF([.F80]&lt;[.$C$5];[.$C$7];[.$D$7]))" office:value-type="percentage" office:value="0" calcext:value-type="percentage">
            <text:p>0%</text:p>
          </table:table-cell>
          <table:table-cell table:formula="of:=(1-[.H80])*[.$B$3]" office:value-type="currency" office:currency="EUR" office:value="120" calcext:value-type="currency">
            <text:p>120,00 €</text:p>
          </table:table-cell>
          <table:table-cell table:formula="of:=[.I80]-[.E80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Cusset du Poullay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F</text:p>
          </table:table-cell>
          <table:table-cell office:value-type="date" office:date-value="1974-12-11" calcext:value-type="date">
            <text:p>11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1])" office:value-type="float" office:value="42" calcext:value-type="float">
            <text:p>42</text:p>
          </table:table-cell>
          <table:table-cell table:formula="of:=IF([.F81]&lt;[.$B$5];[.$B$6];IF([.F81]&lt;[.$C$5];[.$C$6];[.$D$6]))" office:value-type="string" office:string-value="adulte" calcext:value-type="string">
            <text:p>adulte</text:p>
          </table:table-cell>
          <table:table-cell table:formula="of:=IF([.F81]&lt;[.$B$5];[.$B$7];IF([.F81]&lt;[.$C$5];[.$C$7];[.$D$7]))" office:value-type="percentage" office:value="0" calcext:value-type="percentage">
            <text:p>0%</text:p>
          </table:table-cell>
          <table:table-cell table:formula="of:=(1-[.H81])*[.$B$3]" office:value-type="currency" office:currency="EUR" office:value="120" calcext:value-type="currency">
            <text:p>120,00 €</text:p>
          </table:table-cell>
          <table:table-cell table:formula="of:=[.I81]-[.E81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Fran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98-06-17" calcext:value-type="date">
            <text:p>17/06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2])" office:value-type="float" office:value="18" calcext:value-type="float">
            <text:p>18</text:p>
          </table:table-cell>
          <table:table-cell table:formula="of:=IF([.F82]&lt;[.$B$5];[.$B$6];IF([.F82]&lt;[.$C$5];[.$C$6];[.$D$6]))" office:value-type="string" office:string-value="junior" calcext:value-type="string">
            <text:p>junior</text:p>
          </table:table-cell>
          <table:table-cell table:formula="of:=IF([.F82]&lt;[.$B$5];[.$B$7];IF([.F82]&lt;[.$C$5];[.$C$7];[.$D$7]))" office:value-type="percentage" office:value="0.4" calcext:value-type="percentage">
            <text:p>40%</text:p>
          </table:table-cell>
          <table:table-cell table:formula="of:=(1-[.H82])*[.$B$3]" office:value-type="currency" office:currency="EUR" office:value="72" calcext:value-type="currency">
            <text:p>72,00 €</text:p>
          </table:table-cell>
          <table:table-cell table:formula="of:=[.I82]-[.E8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Sailai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G</text:p>
          </table:table-cell>
          <table:table-cell office:value-type="date" office:date-value="1952-12-03" calcext:value-type="date">
            <text:p>03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3])" office:value-type="float" office:value="64" calcext:value-type="float">
            <text:p>64</text:p>
          </table:table-cell>
          <table:table-cell table:formula="of:=IF([.F83]&lt;[.$B$5];[.$B$6];IF([.F83]&lt;[.$C$5];[.$C$6];[.$D$6]))" office:value-type="string" office:string-value="adulte" calcext:value-type="string">
            <text:p>adulte</text:p>
          </table:table-cell>
          <table:table-cell table:formula="of:=IF([.F83]&lt;[.$B$5];[.$B$7];IF([.F83]&lt;[.$C$5];[.$C$7];[.$D$7]))" office:value-type="percentage" office:value="0" calcext:value-type="percentage">
            <text:p>0%</text:p>
          </table:table-cell>
          <table:table-cell table:formula="of:=(1-[.H83])*[.$B$3]" office:value-type="currency" office:currency="EUR" office:value="120" calcext:value-type="currency">
            <text:p>120,00 €</text:p>
          </table:table-cell>
          <table:table-cell table:formula="of:=[.I83]-[.E8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ge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</text:p>
          </table:table-cell>
          <table:table-cell office:value-type="date" office:date-value="1991-07-28" calcext:value-type="date">
            <text:p>28/07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4])" office:value-type="float" office:value="25" calcext:value-type="float">
            <text:p>25</text:p>
          </table:table-cell>
          <table:table-cell table:formula="of:=IF([.F84]&lt;[.$B$5];[.$B$6];IF([.F84]&lt;[.$C$5];[.$C$6];[.$D$6]))" office:value-type="string" office:string-value="adulte" calcext:value-type="string">
            <text:p>adulte</text:p>
          </table:table-cell>
          <table:table-cell table:formula="of:=IF([.F84]&lt;[.$B$5];[.$B$7];IF([.F84]&lt;[.$C$5];[.$C$7];[.$D$7]))" office:value-type="percentage" office:value="0" calcext:value-type="percentage">
            <text:p>0%</text:p>
          </table:table-cell>
          <table:table-cell table:formula="of:=(1-[.H84])*[.$B$3]" office:value-type="currency" office:currency="EUR" office:value="120" calcext:value-type="currency">
            <text:p>120,00 €</text:p>
          </table:table-cell>
          <table:table-cell table:formula="of:=[.I84]-[.E84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eutabl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1959-08-02" calcext:value-type="date">
            <text:p>02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5])" office:value-type="float" office:value="57" calcext:value-type="float">
            <text:p>57</text:p>
          </table:table-cell>
          <table:table-cell table:formula="of:=IF([.F85]&lt;[.$B$5];[.$B$6];IF([.F85]&lt;[.$C$5];[.$C$6];[.$D$6]))" office:value-type="string" office:string-value="adulte" calcext:value-type="string">
            <text:p>adulte</text:p>
          </table:table-cell>
          <table:table-cell table:formula="of:=IF([.F85]&lt;[.$B$5];[.$B$7];IF([.F85]&lt;[.$C$5];[.$C$7];[.$D$7]))" office:value-type="percentage" office:value="0" calcext:value-type="percentage">
            <text:p>0%</text:p>
          </table:table-cell>
          <table:table-cell table:formula="of:=(1-[.H85])*[.$B$3]" office:value-type="currency" office:currency="EUR" office:value="120" calcext:value-type="currency">
            <text:p>120,00 €</text:p>
          </table:table-cell>
          <table:table-cell table:formula="of:=[.I85]-[.E85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ipoivr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2000-05-26" calcext:value-type="date">
            <text:p>26/05/00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6])" office:value-type="float" office:value="16" calcext:value-type="float">
            <text:p>16</text:p>
          </table:table-cell>
          <table:table-cell table:formula="of:=IF([.F86]&lt;[.$B$5];[.$B$6];IF([.F86]&lt;[.$C$5];[.$C$6];[.$D$6]))" office:value-type="string" office:string-value="junior" calcext:value-type="string">
            <text:p>junior</text:p>
          </table:table-cell>
          <table:table-cell table:formula="of:=IF([.F86]&lt;[.$B$5];[.$B$7];IF([.F86]&lt;[.$C$5];[.$C$7];[.$D$7]))" office:value-type="percentage" office:value="0.4" calcext:value-type="percentage">
            <text:p>40%</text:p>
          </table:table-cell>
          <table:table-cell table:formula="of:=(1-[.H86])*[.$B$3]" office:value-type="currency" office:currency="EUR" office:value="72" calcext:value-type="currency">
            <text:p>72,00 €</text:p>
          </table:table-cell>
          <table:table-cell table:formula="of:=[.I86]-[.E86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Kolog</text:p>
          </table:table-cell>
          <table:table-cell office:value-type="string" calcext:value-type="string">
            <text:p>Ginette</text:p>
          </table:table-cell>
          <table:table-cell office:value-type="string" calcext:value-type="string">
            <text:p>G</text:p>
          </table:table-cell>
          <table:table-cell office:value-type="date" office:date-value="1957-07-29" calcext:value-type="date">
            <text:p>29/07/5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7])" office:value-type="float" office:value="59" calcext:value-type="float">
            <text:p>59</text:p>
          </table:table-cell>
          <table:table-cell table:formula="of:=IF([.F87]&lt;[.$B$5];[.$B$6];IF([.F87]&lt;[.$C$5];[.$C$6];[.$D$6]))" office:value-type="string" office:string-value="adulte" calcext:value-type="string">
            <text:p>adulte</text:p>
          </table:table-cell>
          <table:table-cell table:formula="of:=IF([.F87]&lt;[.$B$5];[.$B$7];IF([.F87]&lt;[.$C$5];[.$C$7];[.$D$7]))" office:value-type="percentage" office:value="0" calcext:value-type="percentage">
            <text:p>0%</text:p>
          </table:table-cell>
          <table:table-cell table:formula="of:=(1-[.H87])*[.$B$3]" office:value-type="currency" office:currency="EUR" office:value="120" calcext:value-type="currency">
            <text:p>120,00 €</text:p>
          </table:table-cell>
          <table:table-cell table:formula="of:=[.I87]-[.E87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Judeux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F</text:p>
          </table:table-cell>
          <table:table-cell office:value-type="date" office:date-value="1951-04-26" calcext:value-type="date">
            <text:p>26/04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88])" office:value-type="float" office:value="65" calcext:value-type="float">
            <text:p>65</text:p>
          </table:table-cell>
          <table:table-cell table:formula="of:=IF([.F88]&lt;[.$B$5];[.$B$6];IF([.F88]&lt;[.$C$5];[.$C$6];[.$D$6]))" office:value-type="string" office:string-value="senior" calcext:value-type="string">
            <text:p>senior</text:p>
          </table:table-cell>
          <table:table-cell table:formula="of:=IF([.F88]&lt;[.$B$5];[.$B$7];IF([.F88]&lt;[.$C$5];[.$C$7];[.$D$7]))" office:value-type="percentage" office:value="0.2" calcext:value-type="percentage">
            <text:p>20%</text:p>
          </table:table-cell>
          <table:table-cell table:formula="of:=(1-[.H88])*[.$B$3]" office:value-type="currency" office:currency="EUR" office:value="96" calcext:value-type="currency">
            <text:p>96,00 €</text:p>
          </table:table-cell>
          <table:table-cell table:formula="of:=[.I88]-[.E88]" office:value-type="currency" office:currency="EUR" office:value="48" calcext:value-type="currency">
            <text:p>48,00 €</text:p>
          </table:table-cell>
        </table:table-row>
        <table:table-row table:style-name="ro3">
          <table:table-cell office:value-type="string" calcext:value-type="string">
            <text:p>De Monte Carlo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G</text:p>
          </table:table-cell>
          <table:table-cell office:value-type="date" office:date-value="1985-10-07" calcext:value-type="date">
            <text:p>07/10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9])" office:value-type="float" office:value="31" calcext:value-type="float">
            <text:p>31</text:p>
          </table:table-cell>
          <table:table-cell table:formula="of:=IF([.F89]&lt;[.$B$5];[.$B$6];IF([.F89]&lt;[.$C$5];[.$C$6];[.$D$6]))" office:value-type="string" office:string-value="adulte" calcext:value-type="string">
            <text:p>adulte</text:p>
          </table:table-cell>
          <table:table-cell table:formula="of:=IF([.F89]&lt;[.$B$5];[.$B$7];IF([.F89]&lt;[.$C$5];[.$C$7];[.$D$7]))" office:value-type="percentage" office:value="0" calcext:value-type="percentage">
            <text:p>0%</text:p>
          </table:table-cell>
          <table:table-cell table:formula="of:=(1-[.H89])*[.$B$3]" office:value-type="currency" office:currency="EUR" office:value="120" calcext:value-type="currency">
            <text:p>120,00 €</text:p>
          </table:table-cell>
          <table:table-cell table:formula="of:=[.I89]-[.E8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Terphon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</text:p>
          </table:table-cell>
          <table:table-cell office:value-type="date" office:date-value="1955-10-31" calcext:value-type="date">
            <text:p>31/10/5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0])" office:value-type="float" office:value="61" calcext:value-type="float">
            <text:p>61</text:p>
          </table:table-cell>
          <table:table-cell table:formula="of:=IF([.F90]&lt;[.$B$5];[.$B$6];IF([.F90]&lt;[.$C$5];[.$C$6];[.$D$6]))" office:value-type="string" office:string-value="adulte" calcext:value-type="string">
            <text:p>adulte</text:p>
          </table:table-cell>
          <table:table-cell table:formula="of:=IF([.F90]&lt;[.$B$5];[.$B$7];IF([.F90]&lt;[.$C$5];[.$C$7];[.$D$7]))" office:value-type="percentage" office:value="0" calcext:value-type="percentage">
            <text:p>0%</text:p>
          </table:table-cell>
          <table:table-cell table:formula="of:=(1-[.H90])*[.$B$3]" office:value-type="currency" office:currency="EUR" office:value="120" calcext:value-type="currency">
            <text:p>120,00 €</text:p>
          </table:table-cell>
          <table:table-cell table:formula="of:=[.I90]-[.E90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Neifaidaipi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1977-12-18" calcext:value-type="date">
            <text:p>18/12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1])" office:value-type="float" office:value="39" calcext:value-type="float">
            <text:p>39</text:p>
          </table:table-cell>
          <table:table-cell table:formula="of:=IF([.F91]&lt;[.$B$5];[.$B$6];IF([.F91]&lt;[.$C$5];[.$C$6];[.$D$6]))" office:value-type="string" office:string-value="adulte" calcext:value-type="string">
            <text:p>adulte</text:p>
          </table:table-cell>
          <table:table-cell table:formula="of:=IF([.F91]&lt;[.$B$5];[.$B$7];IF([.F91]&lt;[.$C$5];[.$C$7];[.$D$7]))" office:value-type="percentage" office:value="0" calcext:value-type="percentage">
            <text:p>0%</text:p>
          </table:table-cell>
          <table:table-cell table:formula="of:=(1-[.H91])*[.$B$3]" office:value-type="currency" office:currency="EUR" office:value="120" calcext:value-type="currency">
            <text:p>120,00 €</text:p>
          </table:table-cell>
          <table:table-cell table:formula="of:=[.I91]-[.E91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Neifaidaimeyeu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50-05-29" calcext:value-type="date">
            <text:p>29/05/50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92])" office:value-type="float" office:value="66" calcext:value-type="float">
            <text:p>66</text:p>
          </table:table-cell>
          <table:table-cell table:formula="of:=IF([.F92]&lt;[.$B$5];[.$B$6];IF([.F92]&lt;[.$C$5];[.$C$6];[.$D$6]))" office:value-type="string" office:string-value="senior" calcext:value-type="string">
            <text:p>senior</text:p>
          </table:table-cell>
          <table:table-cell table:formula="of:=IF([.F92]&lt;[.$B$5];[.$B$7];IF([.F92]&lt;[.$C$5];[.$C$7];[.$D$7]))" office:value-type="percentage" office:value="0.2" calcext:value-type="percentage">
            <text:p>20%</text:p>
          </table:table-cell>
          <table:table-cell table:formula="of:=(1-[.H92])*[.$B$3]" office:value-type="currency" office:currency="EUR" office:value="96" calcext:value-type="currency">
            <text:p>96,00 €</text:p>
          </table:table-cell>
          <table:table-cell table:formula="of:=[.I92]-[.E92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Zieubleux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G</text:p>
          </table:table-cell>
          <table:table-cell office:value-type="date" office:date-value="1954-09-20" calcext:value-type="date">
            <text:p>20/09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3])" office:value-type="float" office:value="62" calcext:value-type="float">
            <text:p>62</text:p>
          </table:table-cell>
          <table:table-cell table:formula="of:=IF([.F93]&lt;[.$B$5];[.$B$6];IF([.F93]&lt;[.$C$5];[.$C$6];[.$D$6]))" office:value-type="string" office:string-value="adulte" calcext:value-type="string">
            <text:p>adulte</text:p>
          </table:table-cell>
          <table:table-cell table:formula="of:=IF([.F93]&lt;[.$B$5];[.$B$7];IF([.F93]&lt;[.$C$5];[.$C$7];[.$D$7]))" office:value-type="percentage" office:value="0" calcext:value-type="percentage">
            <text:p>0%</text:p>
          </table:table-cell>
          <table:table-cell table:formula="of:=(1-[.H93])*[.$B$3]" office:value-type="currency" office:currency="EUR" office:value="120" calcext:value-type="currency">
            <text:p>120,00 €</text:p>
          </table:table-cell>
          <table:table-cell table:formula="of:=[.I93]-[.E9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Nouvoyait</text:p>
          </table:table-cell>
          <table:table-cell office:value-type="string" calcext:value-type="string">
            <text:p>Simon-Marie</text:p>
          </table:table-cell>
          <table:table-cell office:value-type="string" calcext:value-type="string">
            <text:p>F</text:p>
          </table:table-cell>
          <table:table-cell office:value-type="date" office:date-value="1966-10-08" calcext:value-type="date">
            <text:p>08/10/6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4])" office:value-type="float" office:value="50" calcext:value-type="float">
            <text:p>50</text:p>
          </table:table-cell>
          <table:table-cell table:formula="of:=IF([.F94]&lt;[.$B$5];[.$B$6];IF([.F94]&lt;[.$C$5];[.$C$6];[.$D$6]))" office:value-type="string" office:string-value="adulte" calcext:value-type="string">
            <text:p>adulte</text:p>
          </table:table-cell>
          <table:table-cell table:formula="of:=IF([.F94]&lt;[.$B$5];[.$B$7];IF([.F94]&lt;[.$C$5];[.$C$7];[.$D$7]))" office:value-type="percentage" office:value="0" calcext:value-type="percentage">
            <text:p>0%</text:p>
          </table:table-cell>
          <table:table-cell table:formula="of:=(1-[.H94])*[.$B$3]" office:value-type="currency" office:currency="EUR" office:value="120" calcext:value-type="currency">
            <text:p>120,00 €</text:p>
          </table:table-cell>
          <table:table-cell table:formula="of:=[.I94]-[.E94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Imal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F</text:p>
          </table:table-cell>
          <table:table-cell office:value-type="date" office:date-value="1975-11-08" calcext:value-type="date">
            <text:p>08/11/7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5])" office:value-type="float" office:value="41" calcext:value-type="float">
            <text:p>41</text:p>
          </table:table-cell>
          <table:table-cell table:formula="of:=IF([.F95]&lt;[.$B$5];[.$B$6];IF([.F95]&lt;[.$C$5];[.$C$6];[.$D$6]))" office:value-type="string" office:string-value="adulte" calcext:value-type="string">
            <text:p>adulte</text:p>
          </table:table-cell>
          <table:table-cell table:formula="of:=IF([.F95]&lt;[.$B$5];[.$B$7];IF([.F95]&lt;[.$C$5];[.$C$7];[.$D$7]))" office:value-type="percentage" office:value="0" calcext:value-type="percentage">
            <text:p>0%</text:p>
          </table:table-cell>
          <table:table-cell table:formula="of:=(1-[.H95])*[.$B$3]" office:value-type="currency" office:currency="EUR" office:value="120" calcext:value-type="currency">
            <text:p>120,00 €</text:p>
          </table:table-cell>
          <table:table-cell table:formula="of:=[.I95]-[.E95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Deiployais</text:p>
          </table:table-cell>
          <table:table-cell office:value-type="string" calcext:value-type="string">
            <text:p>A.Georges</text:p>
          </table:table-cell>
          <table:table-cell office:value-type="string" calcext:value-type="string">
            <text:p>F</text:p>
          </table:table-cell>
          <table:table-cell office:value-type="date" office:date-value="1974-02-02" calcext:value-type="date">
            <text:p>02/02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6])" office:value-type="float" office:value="42" calcext:value-type="float">
            <text:p>42</text:p>
          </table:table-cell>
          <table:table-cell table:formula="of:=IF([.F96]&lt;[.$B$5];[.$B$6];IF([.F96]&lt;[.$C$5];[.$C$6];[.$D$6]))" office:value-type="string" office:string-value="adulte" calcext:value-type="string">
            <text:p>adulte</text:p>
          </table:table-cell>
          <table:table-cell table:formula="of:=IF([.F96]&lt;[.$B$5];[.$B$7];IF([.F96]&lt;[.$C$5];[.$C$7];[.$D$7]))" office:value-type="percentage" office:value="0" calcext:value-type="percentage">
            <text:p>0%</text:p>
          </table:table-cell>
          <table:table-cell table:formula="of:=(1-[.H96])*[.$B$3]" office:value-type="currency" office:currency="EUR" office:value="120" calcext:value-type="currency">
            <text:p>120,00 €</text:p>
          </table:table-cell>
          <table:table-cell table:formula="of:=[.I96]-[.E96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Idlaiver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77-10-04" calcext:value-type="date">
            <text:p>04/10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7])" office:value-type="float" office:value="39" calcext:value-type="float">
            <text:p>39</text:p>
          </table:table-cell>
          <table:table-cell table:formula="of:=IF([.F97]&lt;[.$B$5];[.$B$6];IF([.F97]&lt;[.$C$5];[.$C$6];[.$D$6]))" office:value-type="string" office:string-value="adulte" calcext:value-type="string">
            <text:p>adulte</text:p>
          </table:table-cell>
          <table:table-cell table:formula="of:=IF([.F97]&lt;[.$B$5];[.$B$7];IF([.F97]&lt;[.$C$5];[.$C$7];[.$D$7]))" office:value-type="percentage" office:value="0" calcext:value-type="percentage">
            <text:p>0%</text:p>
          </table:table-cell>
          <table:table-cell table:formula="of:=(1-[.H97])*[.$B$3]" office:value-type="currency" office:currency="EUR" office:value="120" calcext:value-type="currency">
            <text:p>120,00 €</text:p>
          </table:table-cell>
          <table:table-cell table:formula="of:=[.I97]-[.E97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Teirieur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1-06-16" calcext:value-type="date">
            <text:p>16/06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8])" office:value-type="float" office:value="25" calcext:value-type="float">
            <text:p>25</text:p>
          </table:table-cell>
          <table:table-cell table:formula="of:=IF([.F98]&lt;[.$B$5];[.$B$6];IF([.F98]&lt;[.$C$5];[.$C$6];[.$D$6]))" office:value-type="string" office:string-value="adulte" calcext:value-type="string">
            <text:p>adulte</text:p>
          </table:table-cell>
          <table:table-cell table:formula="of:=IF([.F98]&lt;[.$B$5];[.$B$7];IF([.F98]&lt;[.$C$5];[.$C$7];[.$D$7]))" office:value-type="percentage" office:value="0" calcext:value-type="percentage">
            <text:p>0%</text:p>
          </table:table-cell>
          <table:table-cell table:formula="of:=(1-[.H98])*[.$B$3]" office:value-type="currency" office:currency="EUR" office:value="120" calcext:value-type="currency">
            <text:p>120,00 €</text:p>
          </table:table-cell>
          <table:table-cell table:formula="of:=[.I98]-[.E9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Teirieu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</text:p>
          </table:table-cell>
          <table:table-cell office:value-type="date" office:date-value="1980-08-25" calcext:value-type="date">
            <text:p>25/08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9])" office:value-type="float" office:value="36" calcext:value-type="float">
            <text:p>36</text:p>
          </table:table-cell>
          <table:table-cell table:formula="of:=IF([.F99]&lt;[.$B$5];[.$B$6];IF([.F99]&lt;[.$C$5];[.$C$6];[.$D$6]))" office:value-type="string" office:string-value="adulte" calcext:value-type="string">
            <text:p>adulte</text:p>
          </table:table-cell>
          <table:table-cell table:formula="of:=IF([.F99]&lt;[.$B$5];[.$B$7];IF([.F99]&lt;[.$C$5];[.$C$7];[.$D$7]))" office:value-type="percentage" office:value="0" calcext:value-type="percentage">
            <text:p>0%</text:p>
          </table:table-cell>
          <table:table-cell table:formula="of:=(1-[.H99])*[.$B$3]" office:value-type="currency" office:currency="EUR" office:value="120" calcext:value-type="currency">
            <text:p>120,00 €</text:p>
          </table:table-cell>
          <table:table-cell table:formula="of:=[.I99]-[.E9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tt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</text:p>
          </table:table-cell>
          <table:table-cell office:value-type="date" office:date-value="1960-08-10" calcext:value-type="date">
            <text:p>10/08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0])" office:value-type="float" office:value="56" calcext:value-type="float">
            <text:p>56</text:p>
          </table:table-cell>
          <table:table-cell table:formula="of:=IF([.F100]&lt;[.$B$5];[.$B$6];IF([.F100]&lt;[.$C$5];[.$C$6];[.$D$6]))" office:value-type="string" office:string-value="adulte" calcext:value-type="string">
            <text:p>adulte</text:p>
          </table:table-cell>
          <table:table-cell table:formula="of:=IF([.F100]&lt;[.$B$5];[.$B$7];IF([.F100]&lt;[.$C$5];[.$C$7];[.$D$7]))" office:value-type="percentage" office:value="0" calcext:value-type="percentage">
            <text:p>0%</text:p>
          </table:table-cell>
          <table:table-cell table:formula="of:=(1-[.H100])*[.$B$3]" office:value-type="currency" office:currency="EUR" office:value="120" calcext:value-type="currency">
            <text:p>120,00 €</text:p>
          </table:table-cell>
          <table:table-cell table:formula="of:=[.I100]-[.E100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Atte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</text:p>
          </table:table-cell>
          <table:table-cell office:value-type="date" office:date-value="1982-10-22" calcext:value-type="date">
            <text:p>22/10/8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1])" office:value-type="float" office:value="34" calcext:value-type="float">
            <text:p>34</text:p>
          </table:table-cell>
          <table:table-cell table:formula="of:=IF([.F101]&lt;[.$B$5];[.$B$6];IF([.F101]&lt;[.$C$5];[.$C$6];[.$D$6]))" office:value-type="string" office:string-value="adulte" calcext:value-type="string">
            <text:p>adulte</text:p>
          </table:table-cell>
          <table:table-cell table:formula="of:=IF([.F101]&lt;[.$B$5];[.$B$7];IF([.F101]&lt;[.$C$5];[.$C$7];[.$D$7]))" office:value-type="percentage" office:value="0" calcext:value-type="percentage">
            <text:p>0%</text:p>
          </table:table-cell>
          <table:table-cell table:formula="of:=(1-[.H101])*[.$B$3]" office:value-type="currency" office:currency="EUR" office:value="120" calcext:value-type="currency">
            <text:p>120,00 €</text:p>
          </table:table-cell>
          <table:table-cell table:formula="of:=[.I101]-[.E101]" office:value-type="currency" office:currency="EUR" office:value="0" calcext:value-type="currency">
            <text:p>0,00 €</text:p>
          </table:table-cell>
        </table:table-row>
        <table:table-row table:style-name="ro7">
          <table:table-cell office:value-type="string" calcext:value-type="string">
            <text:p>Peulafenêtre</text:p>
          </table:table-cell>
          <table:table-cell office:value-type="string" calcext:value-type="string">
            <text:p>Angèle Geoffroy Firmin</text:p>
          </table:table-cell>
          <table:table-cell office:value-type="string" calcext:value-type="string">
            <text:p>F</text:p>
          </table:table-cell>
          <table:table-cell office:value-type="date" office:date-value="1953-10-18" calcext:value-type="date">
            <text:p>18/10/5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02])" office:value-type="float" office:value="63" calcext:value-type="float">
            <text:p>63</text:p>
          </table:table-cell>
          <table:table-cell table:formula="of:=IF([.F102]&lt;[.$B$5];[.$B$6];IF([.F102]&lt;[.$C$5];[.$C$6];[.$D$6]))" office:value-type="string" office:string-value="adulte" calcext:value-type="string">
            <text:p>adulte</text:p>
          </table:table-cell>
          <table:table-cell table:formula="of:=IF([.F102]&lt;[.$B$5];[.$B$7];IF([.F102]&lt;[.$C$5];[.$C$7];[.$D$7]))" office:value-type="percentage" office:value="0" calcext:value-type="percentage">
            <text:p>0%</text:p>
          </table:table-cell>
          <table:table-cell table:formula="of:=(1-[.H102])*[.$B$3]" office:value-type="currency" office:currency="EUR" office:value="120" calcext:value-type="currency">
            <text:p>120,00 €</text:p>
          </table:table-cell>
          <table:table-cell table:formula="of:=[.I102]-[.E102]" office:value-type="currency" office:currency="EUR" office:value="60" calcext:value-type="currency">
            <text:p>60,00 €</text:p>
          </table:table-cell>
        </table:table-row>
        <table:table-row table:style-name="ro3">
          <table:table-cell office:value-type="string" calcext:value-type="string">
            <text:p>Ovnir De Mai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F</text:p>
          </table:table-cell>
          <table:table-cell office:value-type="date" office:date-value="1952-09-30" calcext:value-type="date">
            <text:p>30/09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3])" office:value-type="float" office:value="64" calcext:value-type="float">
            <text:p>64</text:p>
          </table:table-cell>
          <table:table-cell table:formula="of:=IF([.F103]&lt;[.$B$5];[.$B$6];IF([.F103]&lt;[.$C$5];[.$C$6];[.$D$6]))" office:value-type="string" office:string-value="adulte" calcext:value-type="string">
            <text:p>adulte</text:p>
          </table:table-cell>
          <table:table-cell table:formula="of:=IF([.F103]&lt;[.$B$5];[.$B$7];IF([.F103]&lt;[.$C$5];[.$C$7];[.$D$7]))" office:value-type="percentage" office:value="0" calcext:value-type="percentage">
            <text:p>0%</text:p>
          </table:table-cell>
          <table:table-cell table:formula="of:=(1-[.H103])*[.$B$3]" office:value-type="currency" office:currency="EUR" office:value="120" calcext:value-type="currency">
            <text:p>120,00 €</text:p>
          </table:table-cell>
          <table:table-cell table:formula="of:=[.I103]-[.E103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Nau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</text:p>
          </table:table-cell>
          <table:table-cell office:value-type="date" office:date-value="1968-08-25" calcext:value-type="date">
            <text:p>25/08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4])" office:value-type="float" office:value="48" calcext:value-type="float">
            <text:p>48</text:p>
          </table:table-cell>
          <table:table-cell table:formula="of:=IF([.F104]&lt;[.$B$5];[.$B$6];IF([.F104]&lt;[.$C$5];[.$C$6];[.$D$6]))" office:value-type="string" office:string-value="adulte" calcext:value-type="string">
            <text:p>adulte</text:p>
          </table:table-cell>
          <table:table-cell table:formula="of:=IF([.F104]&lt;[.$B$5];[.$B$7];IF([.F104]&lt;[.$C$5];[.$C$7];[.$D$7]))" office:value-type="percentage" office:value="0" calcext:value-type="percentage">
            <text:p>0%</text:p>
          </table:table-cell>
          <table:table-cell table:formula="of:=(1-[.H104])*[.$B$3]" office:value-type="currency" office:currency="EUR" office:value="120" calcext:value-type="currency">
            <text:p>120,00 €</text:p>
          </table:table-cell>
          <table:table-cell table:formula="of:=[.I104]-[.E104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Issy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G</text:p>
          </table:table-cell>
          <table:table-cell office:value-type="date" office:date-value="1994-10-29" calcext:value-type="date">
            <text:p>29/10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05])" office:value-type="float" office:value="22" calcext:value-type="float">
            <text:p>22</text:p>
          </table:table-cell>
          <table:table-cell table:formula="of:=IF([.F105]&lt;[.$B$5];[.$B$6];IF([.F105]&lt;[.$C$5];[.$C$6];[.$D$6]))" office:value-type="string" office:string-value="junior" calcext:value-type="string">
            <text:p>junior</text:p>
          </table:table-cell>
          <table:table-cell table:formula="of:=IF([.F105]&lt;[.$B$5];[.$B$7];IF([.F105]&lt;[.$C$5];[.$C$7];[.$D$7]))" office:value-type="percentage" office:value="0.4" calcext:value-type="percentage">
            <text:p>40%</text:p>
          </table:table-cell>
          <table:table-cell table:formula="of:=(1-[.H105])*[.$B$3]" office:value-type="currency" office:currency="EUR" office:value="72" calcext:value-type="currency">
            <text:p>72,00 €</text:p>
          </table:table-cell>
          <table:table-cell table:formula="of:=[.I105]-[.E105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Moildeau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F</text:p>
          </table:table-cell>
          <table:table-cell office:value-type="date" office:date-value="2005-03-13" calcext:value-type="date">
            <text:p>13/03/0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06])" office:value-type="float" office:value="11" calcext:value-type="float">
            <text:p>11</text:p>
          </table:table-cell>
          <table:table-cell table:formula="of:=IF([.F106]&lt;[.$B$5];[.$B$6];IF([.F106]&lt;[.$C$5];[.$C$6];[.$D$6]))" office:value-type="string" office:string-value="junior" calcext:value-type="string">
            <text:p>junior</text:p>
          </table:table-cell>
          <table:table-cell table:formula="of:=IF([.F106]&lt;[.$B$5];[.$B$7];IF([.F106]&lt;[.$C$5];[.$C$7];[.$D$7]))" office:value-type="percentage" office:value="0.4" calcext:value-type="percentage">
            <text:p>40%</text:p>
          </table:table-cell>
          <table:table-cell table:formula="of:=(1-[.H106])*[.$B$3]" office:value-type="currency" office:currency="EUR" office:value="72" calcext:value-type="currency">
            <text:p>72,00 €</text:p>
          </table:table-cell>
          <table:table-cell table:formula="of:=[.I106]-[.E106]" office:value-type="currency" office:currency="EUR" office:value="36" calcext:value-type="currency">
            <text:p>36,00 €</text:p>
          </table:table-cell>
        </table:table-row>
        <table:table-row table:style-name="ro3">
          <table:table-cell office:value-type="string" calcext:value-type="string">
            <text:p>Bodynoz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G</text:p>
          </table:table-cell>
          <table:table-cell office:value-type="date" office:date-value="1979-09-20" calcext:value-type="date">
            <text:p>20/09/7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7])" office:value-type="float" office:value="37" calcext:value-type="float">
            <text:p>37</text:p>
          </table:table-cell>
          <table:table-cell table:formula="of:=IF([.F107]&lt;[.$B$5];[.$B$6];IF([.F107]&lt;[.$C$5];[.$C$6];[.$D$6]))" office:value-type="string" office:string-value="adulte" calcext:value-type="string">
            <text:p>adulte</text:p>
          </table:table-cell>
          <table:table-cell table:formula="of:=IF([.F107]&lt;[.$B$5];[.$B$7];IF([.F107]&lt;[.$C$5];[.$C$7];[.$D$7]))" office:value-type="percentage" office:value="0" calcext:value-type="percentage">
            <text:p>0%</text:p>
          </table:table-cell>
          <table:table-cell table:formula="of:=(1-[.H107])*[.$B$3]" office:value-type="currency" office:currency="EUR" office:value="120" calcext:value-type="currency">
            <text:p>120,00 €</text:p>
          </table:table-cell>
          <table:table-cell table:formula="of:=[.I107]-[.E107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Citatio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</text:p>
          </table:table-cell>
          <table:table-cell office:value-type="date" office:date-value="1974-12-19" calcext:value-type="date">
            <text:p>19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8])" office:value-type="float" office:value="42" calcext:value-type="float">
            <text:p>42</text:p>
          </table:table-cell>
          <table:table-cell table:formula="of:=IF([.F108]&lt;[.$B$5];[.$B$6];IF([.F108]&lt;[.$C$5];[.$C$6];[.$D$6]))" office:value-type="string" office:string-value="adulte" calcext:value-type="string">
            <text:p>adulte</text:p>
          </table:table-cell>
          <table:table-cell table:formula="of:=IF([.F108]&lt;[.$B$5];[.$B$7];IF([.F108]&lt;[.$C$5];[.$C$7];[.$D$7]))" office:value-type="percentage" office:value="0" calcext:value-type="percentage">
            <text:p>0%</text:p>
          </table:table-cell>
          <table:table-cell table:formula="of:=(1-[.H108])*[.$B$3]" office:value-type="currency" office:currency="EUR" office:value="120" calcext:value-type="currency">
            <text:p>120,00 €</text:p>
          </table:table-cell>
          <table:table-cell table:formula="of:=[.I108]-[.E108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Sompipait</text:p>
          </table:table-cell>
          <table:table-cell office:value-type="string" calcext:value-type="string">
            <text:p>Amédée</text:p>
          </table:table-cell>
          <table:table-cell office:value-type="string" calcext:value-type="string">
            <text:p>F</text:p>
          </table:table-cell>
          <table:table-cell office:value-type="date" office:date-value="1966-05-19" calcext:value-type="date">
            <text:p>19/05/6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9])" office:value-type="float" office:value="50" calcext:value-type="float">
            <text:p>50</text:p>
          </table:table-cell>
          <table:table-cell table:formula="of:=IF([.F109]&lt;[.$B$5];[.$B$6];IF([.F109]&lt;[.$C$5];[.$C$6];[.$D$6]))" office:value-type="string" office:string-value="adulte" calcext:value-type="string">
            <text:p>adulte</text:p>
          </table:table-cell>
          <table:table-cell table:formula="of:=IF([.F109]&lt;[.$B$5];[.$B$7];IF([.F109]&lt;[.$C$5];[.$C$7];[.$D$7]))" office:value-type="percentage" office:value="0" calcext:value-type="percentage">
            <text:p>0%</text:p>
          </table:table-cell>
          <table:table-cell table:formula="of:=(1-[.H109])*[.$B$3]" office:value-type="currency" office:currency="EUR" office:value="120" calcext:value-type="currency">
            <text:p>120,00 €</text:p>
          </table:table-cell>
          <table:table-cell table:formula="of:=[.I109]-[.E109]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string" calcext:value-type="string">
            <text:p>Deuvapeur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F</text:p>
          </table:table-cell>
          <table:table-cell office:value-type="date" office:date-value="1994-01-13" calcext:value-type="date">
            <text:p>13/0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10])" office:value-type="float" office:value="22" calcext:value-type="float">
            <text:p>22</text:p>
          </table:table-cell>
          <table:table-cell table:formula="of:=IF([.F110]&lt;[.$B$5];[.$B$6];IF([.F110]&lt;[.$C$5];[.$C$6];[.$D$6]))" office:value-type="string" office:string-value="junior" calcext:value-type="string">
            <text:p>junior</text:p>
          </table:table-cell>
          <table:table-cell table:formula="of:=IF([.F110]&lt;[.$B$5];[.$B$7];IF([.F110]&lt;[.$C$5];[.$C$7];[.$D$7]))" office:value-type="percentage" office:value="0.4" calcext:value-type="percentage">
            <text:p>40%</text:p>
          </table:table-cell>
          <table:table-cell table:formula="of:=(1-[.H110])*[.$B$3]" office:value-type="currency" office:currency="EUR" office:value="72" calcext:value-type="currency">
            <text:p>72,00 €</text:p>
          </table:table-cell>
          <table:table-cell table:formula="of:=[.I110]-[.E110]" office:value-type="currency" office:currency="EUR" office:value="0" calcext:value-type="currency">
            <text:p>0,00 €</text:p>
          </table:table-cell>
        </table:table-row>
      </table:table>
      <table:table table:name="Répartition par âge" table:style-name="ta1">
        <table:shapes>
          <draw:frame draw:z-index="0" draw:style-name="gr1" draw:text-style-name="P1" svg:width="160.02mm" svg:height="89.93mm" svg:x="20.05mm" svg:y="37.63mm">
            <loext:p draw:notify-on-update-of-ranges="'Répartition par âge'.A4:'Répartition par âge'.A6 'Répartition par âge'.B3:'Répartition par âge'.B3 'Répartition par âge'.B4:'Répartition par âge'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3mm" svg:height="89.93mm" svg:x="20.41mm" svg:y="136.59mm">
            <loext:p draw:notify-on-update-of-ranges="'Répartition par âge'.A4:'Répartition par âge'.A6 'Répartition par âge'.B3:'Répartition par âge'.B3 'Répartition par âge'.B4:'Répartition par âge'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20"/>
        <table:table-column table:style-name="co7" table:default-cell-style-name="Default"/>
        <table:table-column table:style-name="co5" table:number-columns-repeated="2" table:default-cell-style-name="Default"/>
        <table:table-row table:style-name="ro5">
          <table:table-cell table:style-name="Default" office:value-type="string" calcext:value-type="string">
            <text:p>Filtrer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3"/>
        </table:table-row>
        <table:table-row table:style-name="ro8">
          <table:table-cell table:style-name="ce18" office:value-type="string" calcext:value-type="string">
            <text:p>tranche d'âge</text:p>
          </table:table-cell>
          <table:table-cell table:style-name="ce22" office:value-type="string" calcext:value-type="string">
            <text:p>NB - Nom</text:p>
          </table:table-cell>
          <table:table-cell/>
          <table:table-cell table:style-name="Instructions" office:value-type="string" calcext:value-type="string">
            <text:p>Dans la liste associée à la flèche vers le bas de la cellule « tranche d’âge », cochez ou décochez senior et observez</text:p>
          </table:table-cell>
        </table:table-row>
        <table:table-row table:style-name="ro8">
          <table:table-cell table:style-name="ce19" office:value-type="string" calcext:value-type="string">
            <text:p>adulte</text:p>
          </table:table-cell>
          <table:table-cell table:style-name="ce23" office:value-type="float" office:value="65" calcext:value-type="float">
            <text:p>65</text:p>
          </table:table-cell>
          <table:table-cell/>
          <table:table-cell table:style-name="Instructions" office:value-type="string" calcext:value-type="string">
            <text:p>Faites en sorte qu’on devienne senior à 60 ans dans la feuille des adhésions. Actualisez ensuite la table à gauche en cliquant avec le bouton droit dans l’une de ses cases (menu actualiser)</text:p>
          </table:table-cell>
        </table:table-row>
        <table:table-row table:style-name="ro5">
          <table:table-cell office:value-type="string" calcext:value-type="string">
            <text:p>junior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nior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21" office:value-type="string" calcext:value-type="string">
            <text:p>Total Résultat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/>
        </table:table-row>
      </table:table>
      <table:table table:name="Cotisations par âge et par sexe" table:style-name="ta1">
        <table:shapes>
          <draw:frame draw:z-index="0" draw:style-name="gr1" draw:text-style-name="P1" svg:width="160.22mm" svg:height="89.93mm" svg:x="14.6mm" svg:y="49.29mm">
            <loext:p draw:notify-on-update-of-ranges="'Cotisations par âge et par sexe'.A5:'Cotisations par âge et par sexe'.A7 'Cotisations par âge et par sexe'.B4:'Cotisations par âge et par sexe'.B4 'Cotisations par âge et par sexe'.B5:'Cotisations par âge et par sexe'.B7 'Cotisations par âge et par sexe'.C4:'Cotisations par âge et par sexe'.C4 'Cotisations par âge et par sexe'.C5:'Cotisations par âge et par sexe'.C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5">
          <table:table-cell table:style-name="Default" office:value-type="string" calcext:value-type="string">
            <text:p>Filtrer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7" office:value-type="string" calcext:value-type="string">
            <text:p>Somme - cotisation</text:p>
          </table:table-cell>
          <table:table-cell table:style-name="ce29" office:value-type="string" calcext:value-type="string">
            <text:p>Sexe</text:p>
          </table:table-cell>
          <table:table-cell table:style-name="ce35"/>
          <table:table-cell table:style-name="ce41"/>
        </table:table-row>
        <table:table-row table:style-name="ro5">
          <table:table-cell table:style-name="ce28" office:value-type="string" calcext:value-type="string">
            <text:p>tranche d'âge</text:p>
          </table:table-cell>
          <table:table-cell table:style-name="ce30" office:value-type="string" calcext:value-type="string">
            <text:p>F</text:p>
          </table:table-cell>
          <table:table-cell table:style-name="ce36" office:value-type="string" calcext:value-type="string">
            <text:p>G</text:p>
          </table:table-cell>
          <table:table-cell table:style-name="ce42" office:value-type="string" calcext:value-type="string">
            <text:p>Total Résultat</text:p>
          </table:table-cell>
        </table:table-row>
        <table:table-row table:style-name="ro5">
          <table:table-cell table:style-name="ce19" office:value-type="string" calcext:value-type="string">
            <text:p>adulte</text:p>
          </table:table-cell>
          <table:table-cell table:style-name="ce31" office:value-type="currency" office:currency="EUR" office:value="4800" calcext:value-type="currency">
            <text:p>4 800,00 €</text:p>
          </table:table-cell>
          <table:table-cell table:style-name="ce37" office:value-type="currency" office:currency="EUR" office:value="3000" calcext:value-type="currency">
            <text:p>3 000,00 €</text:p>
          </table:table-cell>
          <table:table-cell table:style-name="ce43" office:value-type="currency" office:currency="EUR" office:value="7800" calcext:value-type="currency">
            <text:p>7 800,00 €</text:p>
          </table:table-cell>
        </table:table-row>
        <table:table-row table:style-name="ro5">
          <table:table-cell office:value-type="string" calcext:value-type="string">
            <text:p>junior</text:p>
          </table:table-cell>
          <table:table-cell table:style-name="ce32" office:value-type="currency" office:currency="EUR" office:value="864" calcext:value-type="currency">
            <text:p>864,00 €</text:p>
          </table:table-cell>
          <table:table-cell table:style-name="ce38" office:value-type="currency" office:currency="EUR" office:value="1008" calcext:value-type="currency">
            <text:p>1 008,00 €</text:p>
          </table:table-cell>
          <table:table-cell table:style-name="ce44" office:value-type="currency" office:currency="EUR" office:value="1872" calcext:value-type="currency">
            <text:p>1 872,00 €</text:p>
          </table:table-cell>
        </table:table-row>
        <table:table-row table:style-name="ro5">
          <table:table-cell office:value-type="string" calcext:value-type="string">
            <text:p>senior</text:p>
          </table:table-cell>
          <table:table-cell table:style-name="ce33" office:value-type="currency" office:currency="EUR" office:value="576" calcext:value-type="currency">
            <text:p>576,00 €</text:p>
          </table:table-cell>
          <table:table-cell table:style-name="ce39"/>
          <table:table-cell table:style-name="ce45" office:value-type="currency" office:currency="EUR" office:value="576" calcext:value-type="currency">
            <text:p>576,00 €</text:p>
          </table:table-cell>
        </table:table-row>
        <table:table-row table:style-name="ro5">
          <table:table-cell table:style-name="ce21" office:value-type="string" calcext:value-type="string">
            <text:p>Total Résultat</text:p>
          </table:table-cell>
          <table:table-cell table:style-name="ce34" office:value-type="currency" office:currency="EUR" office:value="6240" calcext:value-type="currency">
            <text:p>6 240,00 €</text:p>
          </table:table-cell>
          <table:table-cell table:style-name="ce40" office:value-type="currency" office:currency="EUR" office:value="4008" calcext:value-type="currency">
            <text:p>4 008,00 €</text:p>
          </table:table-cell>
          <table:table-cell table:style-name="ce46" office:value-type="currency" office:currency="EUR" office:value="10248" calcext:value-type="currency">
            <text:p>10 248,00 €</text:p>
          </table:table-cell>
        </table:table-row>
      </table:table>
      <table:named-expressions>
        <table:named-range table:name="listeasso" table:base-cell-address="$Adhésions2016.$A$13" table:cell-range-address="$Adhésions2016.$A$13:.$J$110"/>
      </table:named-expressions>
      <table:database-ranges>
        <table:database-range table:name="__Anonymous_Sheet_DB__0" table:target-range-address="Adhésions2016.A13:Adhésions2016.J110" table:orientation="column">
          <table:filter table:target-range-address="'Répartition par âge'.A7" table:condition-source-range-address="'Répartition par âge'.A4:'Répartition par âge'.A5">
            <table:filter-and>
              <table:filter-condition table:field-number="-3" table:value="0" table:operator="&gt;"/>
            </table:filter-and>
          </table:filter>
        </table:database-range>
      </table:database-ranges>
      <table:data-pilot-tables>
        <table:data-pilot-table table:name="DataPilot1" table:application-data="" table:target-range-address="'Répartition par âge'.A1:'Répartition par âge'.B7" table:buttons="'Répartition par âge'.A1 'Répartition par âge'.A3">
          <table:source-cell-range table:name="listeasso" table:cell-range-address="Adhésions2016.A13:Adhésions2016.J110"/>
          <table:data-pilot-field table:source-field-name="tranche d'âge" table:orientation="row" table:used-hierarchy="0" table:function="auto">
            <table:data-pilot-level table:show-empty="false" calcext:repeat-item-labels="false">
              <table:data-pilot-members>
                <table:data-pilot-member table:name="adulte" table:display="true" table:show-details="true"/>
                <table:data-pilot-member table:name="junior" table:display="true" table:show-details="true"/>
                <table:data-pilot-member table:name="seni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Nom" table:orientation="data" table:used-hierarchy="0" table:function="count">
            <table:data-pilot-level table:show-empty="false" calcext:repeat-item-labels="false">
              <table:data-pilot-members>
                <table:data-pilot-member table:name="Adonaideux" table:display="true" table:show-details="true"/>
                <table:data-pilot-member table:name="Age" table:display="true" table:show-details="true"/>
                <table:data-pilot-member table:name="Aibaitiz" table:display="true" table:show-details="true"/>
                <table:data-pilot-member table:name="Aipoivre" table:display="true" table:show-details="true"/>
                <table:data-pilot-member table:name="Airien Kompry" table:display="true" table:show-details="true"/>
                <table:data-pilot-member table:name="Airinaire" table:display="true" table:show-details="true"/>
                <table:data-pilot-member table:name="Anchier" table:display="true" table:show-details="true"/>
                <table:data-pilot-member table:name="Aniaitalettre" table:display="true" table:show-details="true"/>
                <table:data-pilot-member table:name="Arne" table:display="true" table:show-details="true"/>
                <table:data-pilot-member table:name="Assicmonpote" table:display="true" table:show-details="true"/>
                <table:data-pilot-member table:name="Attan" table:display="true" table:show-details="true"/>
                <table:data-pilot-member table:name="Atte" table:display="true" table:show-details="true"/>
                <table:data-pilot-member table:name="Ayencoin" table:display="true" table:show-details="true"/>
                <table:data-pilot-member table:name="Baul" table:display="true" table:show-details="true"/>
                <table:data-pilot-member table:name="Baymole" table:display="true" table:show-details="true"/>
                <table:data-pilot-member table:name="Beurgueur" table:display="true" table:show-details="true"/>
                <table:data-pilot-member table:name="Bienlepeti" table:display="true" table:show-details="true"/>
                <table:data-pilot-member table:name="Bodynoz" table:display="true" table:show-details="true"/>
                <table:data-pilot-member table:name="Bondeparme" table:display="true" table:show-details="true"/>
                <table:data-pilot-member table:name="Ceheff Sey Pocybl" table:display="true" table:show-details="true"/>
                <table:data-pilot-member table:name="Citation" table:display="true" table:show-details="true"/>
                <table:data-pilot-member table:name="Comarespire" table:display="true" table:show-details="true"/>
                <table:data-pilot-member table:name="Contraire" table:display="true" table:show-details="true"/>
                <table:data-pilot-member table:name="Cusset du Poullay" table:display="true" table:show-details="true"/>
                <table:data-pilot-member table:name="Dalor" table:display="true" table:show-details="true"/>
                <table:data-pilot-member table:name="Dau" table:display="true" table:show-details="true"/>
                <table:data-pilot-member table:name="De Monte Carlo" table:display="true" table:show-details="true"/>
                <table:data-pilot-member table:name="Deibon'nouvel" table:display="true" table:show-details="true"/>
                <table:data-pilot-member table:name="Deiployais" table:display="true" table:show-details="true"/>
                <table:data-pilot-member table:name="Deulisse" table:display="true" table:show-details="true"/>
                <table:data-pilot-member table:name="Deussan" table:display="true" table:show-details="true"/>
                <table:data-pilot-member table:name="Deutable" table:display="true" table:show-details="true"/>
                <table:data-pilot-member table:name="Deuvapeur" table:display="true" table:show-details="true"/>
                <table:data-pilot-member table:name="Digra" table:display="true" table:show-details="true"/>
                <table:data-pilot-member table:name="Dumonde" table:display="true" table:show-details="true"/>
                <table:data-pilot-member table:name="Durine" table:display="true" table:show-details="true"/>
                <table:data-pilot-member table:name="Duveldyv" table:display="true" table:show-details="true"/>
                <table:data-pilot-member table:name="Eipan" table:display="true" table:show-details="true"/>
                <table:data-pilot-member table:name="Ekkraz Lehpri" table:display="true" table:show-details="true"/>
                <table:data-pilot-member table:name="Emphaillite" table:display="true" table:show-details="true"/>
                <table:data-pilot-member table:name="Eulssai" table:display="true" table:show-details="true"/>
                <table:data-pilot-member table:name="Eumoileu" table:display="true" table:show-details="true"/>
                <table:data-pilot-member table:name="Fessonro" table:display="true" table:show-details="true"/>
                <table:data-pilot-member table:name="Fraimieux De La Fermay" table:display="true" table:show-details="true"/>
                <table:data-pilot-member table:name="Fran" table:display="true" table:show-details="true"/>
                <table:data-pilot-member table:name="Gallo" table:display="true" table:show-details="true"/>
                <table:data-pilot-member table:name="Idlaiver" table:display="true" table:show-details="true"/>
                <table:data-pilot-member table:name="Imal" table:display="true" table:show-details="true"/>
                <table:data-pilot-member table:name="Imbute" table:display="true" table:show-details="true"/>
                <table:data-pilot-member table:name="Issaifaite" table:display="true" table:show-details="true"/>
                <table:data-pilot-member table:name="Issy" table:display="true" table:show-details="true"/>
                <table:data-pilot-member table:name="Judeux" table:display="true" table:show-details="true"/>
                <table:data-pilot-member table:name="Karr" table:display="true" table:show-details="true"/>
                <table:data-pilot-member table:name="Kiroul Namace Pamouce" table:display="true" table:show-details="true"/>
                <table:data-pilot-member table:name="Kolog" table:display="true" table:show-details="true"/>
                <table:data-pilot-member table:name="Kussonet" table:display="true" table:show-details="true"/>
                <table:data-pilot-member table:name="Lahpay" table:display="true" table:show-details="true"/>
                <table:data-pilot-member table:name="Lakuice" table:display="true" table:show-details="true"/>
                <table:data-pilot-member table:name="Laporte" table:display="true" table:show-details="true"/>
                <table:data-pilot-member table:name="Leglas" table:display="true" table:show-details="true"/>
                <table:data-pilot-member table:name="Leuceipa" table:display="true" table:show-details="true"/>
                <table:data-pilot-member table:name="Mavalley" table:display="true" table:show-details="true"/>
                <table:data-pilot-member table:name="Mayard" table:display="true" table:show-details="true"/>
                <table:data-pilot-member table:name="Moildeau" table:display="true" table:show-details="true"/>
                <table:data-pilot-member table:name="Monte Le Poil" table:display="true" table:show-details="true"/>
                <table:data-pilot-member table:name="Naimar" table:display="true" table:show-details="true"/>
                <table:data-pilot-member table:name="Naur" table:display="true" table:show-details="true"/>
                <table:data-pilot-member table:name="Neifaidaimeyeur" table:display="true" table:show-details="true"/>
                <table:data-pilot-member table:name="Neifaidaipir" table:display="true" table:show-details="true"/>
                <table:data-pilot-member table:name="Nerve" table:display="true" table:show-details="true"/>
                <table:data-pilot-member table:name="Neuf Sang" table:display="true" table:show-details="true"/>
                <table:data-pilot-member table:name="Nouvoyait" table:display="true" table:show-details="true"/>
                <table:data-pilot-member table:name="O'Balcon" table:display="true" table:show-details="true"/>
                <table:data-pilot-member table:name="O'Faringite" table:display="true" table:show-details="true"/>
                <table:data-pilot-member table:name="Oleihome" table:display="true" table:show-details="true"/>
                <table:data-pilot-member table:name="Ovnir De Main" table:display="true" table:show-details="true"/>
                <table:data-pilot-member table:name="Pavumirza" table:display="true" table:show-details="true"/>
                <table:data-pilot-member table:name="Peulafenêtre" table:display="true" table:show-details="true"/>
                <table:data-pilot-member table:name="Peuleurido" table:display="true" table:show-details="true"/>
                <table:data-pilot-member table:name="Peusseussoir" table:display="true" table:show-details="true"/>
                <table:data-pilot-member table:name="Possible" table:display="true" table:show-details="true"/>
                <table:data-pilot-member table:name="Sailair" table:display="true" table:show-details="true"/>
                <table:data-pilot-member table:name="Sanfraper" table:display="true" table:show-details="true"/>
                <table:data-pilot-member table:name="Sanse" table:display="true" table:show-details="true"/>
                <table:data-pilot-member table:name="Sansonner" table:display="true" table:show-details="true"/>
                <table:data-pilot-member table:name="Sompipait" table:display="true" table:show-details="true"/>
                <table:data-pilot-member table:name="Taitraijeune" table:display="true" table:show-details="true"/>
                <table:data-pilot-member table:name="Teirieur" table:display="true" table:show-details="true"/>
                <table:data-pilot-member table:name="Terphone" table:display="true" table:show-details="true"/>
                <table:data-pilot-member table:name="Tinople" table:display="true" table:show-details="true"/>
                <table:data-pilot-member table:name="Tombay" table:display="true" table:show-details="true"/>
                <table:data-pilot-member table:name="Tousseul" table:display="true" table:show-details="true"/>
                <table:data-pilot-member table:name="Toutte" table:display="true" table:show-details="true"/>
                <table:data-pilot-member table:name="Vozafair" table:display="true" table:show-details="true"/>
                <table:data-pilot-member table:name="Zieuble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Cotisations par âge et par sexe'.A1:'Cotisations par âge et par sexe'.D8" table:buttons="'Cotisations par âge et par sexe'.A1 'Cotisations par âge et par sexe'.A4 'Cotisations par âge et par sexe'.B3">
          <table:source-cell-range table:name="listeasso" table:cell-range-address="Adhésions2016.A13:Adhésions2016.J110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che d'âge" table:orientation="row" table:used-hierarchy="0" table:function="auto">
            <table:data-pilot-level table:show-empty="false" calcext:repeat-item-labels="false">
              <table:data-pilot-members>
                <table:data-pilot-member table:name="adulte" table:display="true" table:show-details="true"/>
                <table:data-pilot-member table:name="junior" table:display="true" table:show-details="true"/>
                <table:data-pilot-member table:name="seni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cotisation" table:orientation="data" table:used-hierarchy="0" table:function="sum">
            <table:data-pilot-level table:show-empty="false" calcext:repeat-item-labels="false">
              <table:data-pilot-members>
                <table:data-pilot-member table:name="72,00 €" table:display="true" table:show-details="true"/>
                <table:data-pilot-member table:name="96,00 €" table:display="true" table:show-details="true"/>
                <table:data-pilot-member table:name="12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8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fo:background-color="#ffd320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  <style:style style:name="Explications" style:family="table-cell" style:parent-style-name="Default">
      <style:text-properties fo:color="#ff3333"/>
    </style:style>
    <style:style style:name="Instructions" style:family="table-cell" style:parent-style-name="Default">
      <style:text-properties fo:color="#ff3333" fo:font-size="10.5pt" fo:font-style="italic" fo:font-weight="bold"/>
    </style:style>
    <style:style style:name="Saisie" style:family="table-cell" style:parent-style-name="Default">
      <style:table-cell-properties fo:background-color="#eeeeee"/>
    </style:style>
    <style:style style:name="Entête" style:family="table-cell" style:parent-style-name="Heading">
      <style:table-cell-properties fo:background-color="#ffff99" fo:wrap-option="wrap" fo:border="0.06pt solid #000000" loext:vertical-justify="auto"/>
      <style:paragraph-properties css3t:text-justify="auto"/>
      <style:text-properties fo:font-size="12pt" fo:font-style="normal"/>
    </style:style>
    <style:style style:name="Titre_20_principal" style:display-name="Titre principal" style:family="table-cell" style:parent-style-name="Heading">
      <style:table-cell-properties fo:background-color="#66ffff" fo:padding="1.99mm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7:07:14.196866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6:53.391155960</meta:creation-date>
    <dc:date>2016-09-12T17:59:15.281999549</dc:date>
    <meta:editing-duration>PT1H26M28S</meta:editing-duration>
    <meta:editing-cycles>12</meta:editing-cycles>
    <meta:generator>LibreOffice/5.1.4.2$Linux_X86_64 LibreOffice_project/10m0$Build-2</meta:generator>
    <dc:creator>Marc Tommasi</dc:creator>
    <meta:document-statistic meta:table-count="3" meta:cell-count="10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title svg:x="5.431cm" svg:y="0.315cm" chart:style-name="ch2">
          <text:p>Répartition des membres</text:p>
        </chart:title>
        <chart:subtitle svg:x="6.436cm" svg:y="1.273cm" chart:style-name="ch3">
          <text:p>par tranche d'âge</text:p>
        </chart:subtitle>
        <chart:plot-area chart:style-name="ch4" table:cell-range-address="'Répartition par âge'.A3:'Répartition par âge'.B6" chart:data-source-has-labels="both" svg:x="1.258cm" svg:y="2.262cm" svg:width="14.351cm" svg:height="5.646cm">
          <chartooo:coordinate-region svg:x="1.879cm" svg:y="2.462cm" svg:width="13.73cm" svg:height="4.799cm"/>
          <chart:axis chart:dimension="x" chart:name="primary-x" chart:style-name="ch5" chartooo:axis-type="auto">
            <chartooo:date-scale/>
            <chart:title svg:x="7.833cm" svg:y="8.087cm" chart:style-name="ch6">
              <text:p>tranche</text:p>
            </chart:title>
            <chart:categories table:cell-range-address="'Répartition par âge'.A4:'Répartition par âge'.A6"/>
          </chart:axis>
          <chart:axis chart:dimension="y" chart:name="primary-y" chart:style-name="ch7">
            <chart:title svg:x="0.378cm" svg:y="6.439cm" chart:style-name="ch8">
              <text:p>Nombre membres</text:p>
            </chart:title>
          </chart:axis>
          <chart:series chart:style-name="ch9" chart:values-cell-range-address="'Répartition par âge'.B4:'Répartition par âge'.B6" chart:label-cell-address="'Répartition par âge'.B3:'Répartition par âge'.B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- Nom</text:p>
                <draw:g>
                  <svg:desc>'Répartition par âge'.B3:'Répartition par âge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'Répartition par âge'.A4:'Répartition par âge'.A6</svg:desc>
                </draw:g>
              </table:table-cell>
              <table:table-cell office:value-type="float" office:value="65">
                <text:p>65</text:p>
                <draw:g>
                  <svg:desc>'Répartition par âge'.B4:'Répartition par âge'.B6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circle" chart:style-name="ch1">
        <chart:title svg:x="5.432cm" svg:y="0.315cm" chart:style-name="ch2">
          <text:p>Répartition des membres</text:p>
        </chart:title>
        <chart:subtitle svg:x="6.437cm" svg:y="1.273cm" chart:style-name="ch3">
          <text:p>par tranche d'âge</text:p>
        </chart:subtitle>
        <chart:legend chart:legend-position="end" svg:x="14.323cm" svg:y="3.7cm" style:legend-expansion="high" chart:style-name="ch4"/>
        <chart:plot-area chart:style-name="ch5" table:cell-range-address="'Répartition par âge'.A3:'Répartition par âge'.B6" chart:data-source-has-labels="both" svg:x="0.32cm" svg:y="2.135cm" svg:width="13.683cm" svg:height="6.68cm">
          <chartooo:coordinate-region svg:x="3.822cm" svg:y="2.136cm" svg:width="6.679cm" svg:height="6.679cm"/>
          <chart:axis chart:dimension="x" chart:name="primary-x" chart:style-name="ch6" chartooo:axis-type="auto">
            <chartooo:date-scale/>
            <chart:categories table:cell-range-address="'Répartition par âge'.A4:'Répartition par âge'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épartition par âge'.B4:'Répartition par âge'.B6" chart:label-cell-address="'Répartition par âge'.B3:'Répartition par âge'.B3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- Nom</text:p>
                <draw:g>
                  <svg:desc>'Répartition par âge'.B3:'Répartition par âge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'Répartition par âge'.A4:'Répartition par âge'.A6</svg:desc>
                </draw:g>
              </table:table-cell>
              <table:table-cell office:value-type="float" office:value="65">
                <text:p>65</text:p>
                <draw:g>
                  <svg:desc>'Répartition par âge'.B4:'Répartition par âge'.B6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3cm" svg:height="8.994cm" xlink:href=".." xlink:type="simple" chart:class="chart:bar" chart:style-name="ch1">
        <chart:title svg:x="5.083cm" svg:y="0.315cm" chart:style-name="ch2">
          <text:p>Montant total des cotisations</text:p>
        </chart:title>
        <chart:subtitle svg:x="6.274cm" svg:y="1.273cm" chart:style-name="ch3">
          <text:p>par âge et par sexe</text:p>
        </chart:subtitle>
        <chart:legend chart:legend-position="end" svg:x="15.003cm" svg:y="3.949cm" style:legend-expansion="high" chart:style-name="ch4"/>
        <chart:plot-area chart:style-name="ch5" table:cell-range-address="'Cotisations par âge et par sexe'.A4:'Cotisations par âge et par sexe'.C7" chart:data-source-has-labels="both" svg:x="1.331cm" svg:y="2.135cm" svg:width="13.352cm" svg:height="5.699cm">
          <chartooo:coordinate-region svg:x="2.508cm" svg:y="2.135cm" svg:width="11.366cm" svg:height="5.052cm"/>
          <chart:axis chart:dimension="x" chart:name="primary-x" chart:style-name="ch6" chartooo:axis-type="auto">
            <chartooo:date-scale/>
            <chart:title svg:x="0.451cm" svg:y="6.02cm" chart:style-name="ch7">
              <text:p>tranche d'âge</text:p>
            </chart:title>
            <chart:categories table:cell-range-address="'Cotisations par âge et par sexe'.A5:'Cotisations par âge et par sexe'.A7"/>
          </chart:axis>
          <chart:axis chart:dimension="y" chart:name="primary-y" chart:style-name="ch8">
            <chart:title svg:x="7.024cm" svg:y="8.013cm" chart:style-name="ch9">
              <text:p>Montant total</text:p>
            </chart:title>
            <chart:grid chart:style-name="ch10" chart:class="major"/>
          </chart:axis>
          <chart:series chart:style-name="ch11" chart:values-cell-range-address="'Cotisations par âge et par sexe'.B5:'Cotisations par âge et par sexe'.B7" chart:label-cell-address="'Cotisations par âge et par sexe'.B4:'Cotisations par âge et par sexe'.B4" chart:class="chart:bar">
            <chart:data-point chart:repeated="3"/>
          </chart:series>
          <chart:series chart:style-name="ch12" chart:values-cell-range-address="'Cotisations par âge et par sexe'.C5:'Cotisations par âge et par sexe'.C7" chart:label-cell-address="'Cotisations par âge et par sexe'.C4:'Cotisations par âge et par sexe'.C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'Cotisations par âge et par sexe'.B4:'Cotisations par âge et par sexe'.B4</svg:desc>
                </draw:g>
              </table:table-cell>
              <table:table-cell office:value-type="string">
                <text:p>G</text:p>
                <draw:g>
                  <svg:desc>'Cotisations par âge et par sexe'.C4:'Cotisations par âge et par sexe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'Cotisations par âge et par sexe'.A5:'Cotisations par âge et par sexe'.A7</svg:desc>
                </draw:g>
              </table:table-cell>
              <table:table-cell office:value-type="float" office:value="4800">
                <text:p>4800</text:p>
                <draw:g>
                  <svg:desc>'Cotisations par âge et par sexe'.B5:'Cotisations par âge et par sexe'.B7</svg:desc>
                </draw:g>
              </table:table-cell>
              <table:table-cell office:value-type="float" office:value="3000">
                <text:p>3000</text:p>
                <draw:g>
                  <svg:desc>'Cotisations par âge et par sexe'.C5:'Cotisations par âge et par sexe'.C7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864">
                <text:p>8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